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HelveticaNeue1" svg:font-family="HelveticaNeue"/>
    <style:font-face style:name="HelveticaNeue" svg:font-family="HelveticaNeue" style:font-pitch="variable"/>
    <style:font-face style:name="Liberation Serif"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292a30"/>
    </style:style>
    <style:style style:name="gr2" style:family="graphic" style:parent-style-name="standard">
      <style:graphic-properties draw:stroke="none" draw:fill="solid" draw:fill-color="#2b2d30"/>
    </style:style>
    <style:style style:name="gr3" style:family="graphic" style:parent-style-name="standard">
      <style:graphic-properties draw:stroke="solid" svg:stroke-width="0.035cm" svg:stroke-color="#707070" draw:stroke-linejoin="miter" svg:stroke-linecap="butt" draw:fill="none" fo:padding-top="0.017cm" fo:padding-bottom="0.017cm" fo:padding-left="0.017cm" fo:padding-right="0.017cm"/>
    </style:style>
    <style:style style:name="gr4" style:family="graphic" style:parent-style-name="standard">
      <style:graphic-properties draw:stroke="none" draw:fill="none" draw:textarea-horizontal-align="left" draw:textarea-vertical-align="top" draw:auto-grow-height="true" draw:auto-grow-width="true" fo:min-height="0.827cm" fo:min-width="6.178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827cm" fo:min-width="7.199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827cm" fo:min-width="4.739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827cm" fo:min-width="4.37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827cm" fo:min-width="5.679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827cm" fo:min-width="7.46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827cm" fo:min-width="7.872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827cm" fo:min-width="5.311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974cm" fo:min-width="10.48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742cm" fo:min-width="15.115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742cm" fo:min-width="15.593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742cm" fo:min-width="6.695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937cm" fo:min-width="0.63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742cm" fo:min-width="14.353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742cm" fo:min-width="13.6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742cm" fo:min-width="14.937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742cm" fo:min-width="10.06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742cm" fo:min-width="0.634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742cm" fo:min-width="11.906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742cm" fo:min-width="15.712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742cm" fo:min-width="13.828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742cm" fo:min-width="6.403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742cm" fo:min-width="15.119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742cm" fo:min-width="14.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742cm" fo:min-width="13.33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742cm" fo:min-width="14.607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742cm" fo:min-width="9.451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92cm" fo:min-width="15.077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92cm" fo:min-width="3.90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658cm" fo:min-width="10.3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658cm" fo:min-width="10.63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658cm" fo:min-width="10.3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58cm" fo:min-width="9.97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658cm" fo:min-width="11.193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658cm" fo:min-width="5.252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658cm" fo:min-width="4.668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658cm" fo:min-width="7.86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658cm" fo:min-width="6.086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658cm" fo:min-width="10.857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658cm" fo:min-width="1.441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619cm" fo:min-width="9.649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92cm" fo:min-width="8.249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92cm" fo:min-width="7.241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92cm" fo:min-width="7.605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658cm" fo:min-width="5.667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92cm" fo:min-width="4.244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658cm" fo:min-width="5.938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492cm" fo:min-width="5.742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658cm" fo:min-width="6.916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492cm" fo:min-width="10.983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92cm" fo:min-width="6.648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658cm" fo:min-width="7.237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492cm" fo:min-width="10.17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492cm" fo:min-width="5.55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92cm" fo:min-width="7.829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658cm" fo:min-width="5.412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92cm" fo:min-width="10.048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92cm" fo:min-width="3.363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658cm" fo:min-width="8.932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492cm" fo:min-width="9.988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658cm" fo:min-width="1.598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619cm" fo:min-width="8.867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658cm" fo:min-width="0.563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658cm" fo:min-width="10.272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658cm" fo:min-width="5.497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92cm" fo:min-width="10.556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492cm" fo:min-width="2.064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492cm" fo:min-width="10.297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492cm" fo:min-width="7.63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658cm" fo:min-width="7.593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492cm" fo:min-width="5.81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658cm" fo:min-width="5.264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492cm" fo:min-width="9.404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492cm" fo:min-width="2.677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658cm" fo:min-width="5.531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492cm" fo:min-width="8.8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492cm" fo:min-width="5.51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658cm" fo:min-width="4.397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492cm" fo:min-width="5.311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492cm" fo:min-width="8.388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492cm" fo:min-width="2.923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658cm" fo:min-width="6.89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92cm" fo:min-width="8.071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658cm" fo:min-width="7.178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492cm" fo:min-width="5.46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658cm" fo:min-width="7.932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492cm" fo:min-width="9.358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658cm" fo:min-width="7.868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492cm" fo:min-width="7.008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658cm" fo:min-width="9.303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492cm" fo:min-width="6.538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658cm" fo:min-width="5.27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492cm" fo:min-width="6.001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658cm" fo:min-width="8.173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492cm" fo:min-width="8.642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658cm" fo:min-width="10.357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492cm" fo:min-width="7.343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658cm" fo:min-width="6.331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492cm" fo:min-width="6.805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658cm" fo:min-width="9.227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492cm" fo:min-width="9.447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492cm" fo:min-width="7.906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658cm" fo:min-width="9.84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492cm" fo:min-width="9.734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492cm" fo:min-width="10.683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658cm" fo:min-width="7.051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492cm" fo:min-width="9.984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492cm" fo:min-width="9.337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658cm" fo:min-width="5.684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492cm" fo:min-width="4.587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658cm" fo:min-width="7.555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492cm" fo:min-width="10.623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658cm" fo:min-width="8.258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492cm" fo:min-width="10.031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492cm" fo:min-width="2.22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492cm" fo:min-width="10.907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658cm" fo:min-width="6.623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492cm" fo:min-width="5.035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658cm" fo:min-width="9.59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492cm" fo:min-width="8.189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658cm" fo:min-width="6.7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492cm" fo:min-width="6.60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658cm" fo:min-width="10.649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492cm" fo:min-width="8.994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658cm" fo:min-width="7.754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492cm" fo:min-width="7.4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492cm" fo:min-width="6.826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658cm" fo:min-width="8.097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492cm" fo:min-width="8.596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658cm" fo:min-width="5.201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492cm" fo:min-width="6.49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658cm" fo:min-width="10.137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492cm" fo:min-width="8.702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492cm" fo:min-width="2.64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658cm" fo:min-width="7.242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492cm" fo:min-width="9.48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658cm" fo:min-width="9.663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492cm" fo:min-width="8.01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492cm" fo:min-width="8.727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492cm" fo:min-width="7.702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658cm" fo:min-width="5.709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492cm" fo:min-width="4.08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658cm" fo:min-width="8.27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492cm" fo:min-width="8.17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492cm" fo:min-width="4.836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827cm" fo:min-width="8.249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658cm" fo:min-width="8.568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492cm" fo:min-width="6.644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492cm" fo:min-width="5.171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658cm" fo:min-width="8.355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492cm" fo:min-width="7.144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492cm" fo:min-width="4.28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658cm" fo:min-width="5.742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492cm" fo:min-width="6.919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658cm" fo:min-width="5.146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492cm" fo:min-width="7.106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658cm" fo:min-width="5.28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492cm" fo:min-width="8.778cm" fo:padding-top="0cm" fo:padding-bottom="0cm" fo:padding-left="0cm" fo:padding-right="0cm"/>
      <style:paragraph-properties style:writing-mode="lr-tb"/>
    </style:style>
    <style:style style:name="gr162" style:family="graphic" style:parent-style-name="standard">
      <style:graphic-properties draw:stroke="none" draw:fill="solid" draw:fill-color="#535353"/>
    </style:style>
    <style:style style:name="gr163" style:family="graphic" style:parent-style-name="standard">
      <style:graphic-properties draw:stroke="none" draw:fill="none" draw:textarea-horizontal-align="left" draw:textarea-vertical-align="top" draw:auto-grow-height="true" draw:auto-grow-width="true" fo:min-height="0.827cm" fo:min-width="3.541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827cm" fo:min-width="6.979cm" fo:padding-top="0cm" fo:padding-bottom="0cm" fo:padding-left="0cm" fo:padding-right="0cm"/>
      <style:paragraph-properties style:writing-mode="lr-tb"/>
    </style:style>
    <style:style style:name="gr165" style:family="graphic" style:parent-style-name="standard">
      <style:graphic-properties draw:stroke="none" draw:fill="solid" draw:fill-color="#696969"/>
    </style:style>
    <style:style style:name="gr166" style:family="graphic" style:parent-style-name="standard">
      <style:graphic-properties draw:stroke="none" draw:fill="none" draw:textarea-horizontal-align="left" draw:textarea-vertical-align="top" draw:auto-grow-height="true" draw:auto-grow-width="true" fo:min-height="0.827cm" fo:min-width="6.301cm" fo:padding-top="0cm" fo:padding-bottom="0cm" fo:padding-left="0cm" fo:padding-right="0cm"/>
      <style:paragraph-properties style:writing-mode="lr-tb"/>
    </style:style>
    <style:style style:name="gr167" style:family="graphic" style:parent-style-name="standard">
      <style:graphic-properties draw:stroke="none" draw:fill="solid" draw:fill-color="#a0a0a0"/>
    </style:style>
    <style:style style:name="gr168" style:family="graphic" style:parent-style-name="standard">
      <style:graphic-properties draw:stroke="none" draw:fill="none" draw:textarea-horizontal-align="left" draw:textarea-vertical-align="top" draw:auto-grow-height="true" draw:auto-grow-width="true" fo:min-height="0.742cm" fo:min-width="2.12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658cm" fo:min-width="2.73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742cm" fo:min-width="0.637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658cm" fo:min-width="0.565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658cm" fo:min-width="6.21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492cm" fo:min-width="6.75cm" fo:padding-top="0cm" fo:padding-bottom="0cm" fo:padding-left="0cm" fo:padding-right="0cm"/>
      <style:paragraph-properties style:writing-mode="lr-tb"/>
    </style:style>
    <style:style style:name="P1" style:family="paragraph">
      <loext:graphic-properties draw:fill="solid" draw:fill-color="#292a30"/>
    </style:style>
    <style:style style:name="P2" style:family="paragraph">
      <loext:graphic-properties draw:fill="solid" draw:fill-color="#2b2d3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paragraph-properties style:writing-mode="lr-tb"/>
      <style:text-properties fo:font-size="20pt" style:font-size-asian="20pt" style:font-size-complex="20pt"/>
    </style:style>
    <style:style style:name="P6" style:family="paragraph">
      <loext:graphic-properties draw:fill="none"/>
      <style:paragraph-properties style:writing-mode="lr-tb"/>
      <style:text-properties fo:font-size="48pt" style:font-size-asian="48pt" style:font-size-complex="48pt"/>
    </style:style>
    <style:style style:name="P7" style:family="paragraph">
      <loext:graphic-properties draw:fill="none"/>
      <style:paragraph-properties style:writing-mode="lr-tb"/>
      <style:text-properties fo:font-size="18pt" style:font-size-asian="18pt" style:font-size-complex="18pt"/>
    </style:style>
    <style:style style:name="P8" style:family="paragraph">
      <loext:graphic-properties draw:fill="none"/>
      <style:text-properties fo:font-size="18pt" style:font-size-asian="18pt" style:font-size-complex="18pt"/>
    </style:style>
    <style:style style:name="P9" style:family="paragraph">
      <loext:graphic-properties draw:fill="none"/>
      <style:paragraph-properties style:writing-mode="lr-tb"/>
      <style:text-properties fo:font-size="12pt" style:font-size-asian="12pt" style:font-size-complex="12pt"/>
    </style:style>
    <style:style style:name="P10" style:family="paragraph">
      <loext:graphic-properties draw:fill="none"/>
      <style:paragraph-properties style:writing-mode="lr-tb"/>
      <style:text-properties fo:font-size="16pt" style:font-size-asian="16pt" style:font-size-complex="16pt"/>
    </style:style>
    <style:style style:name="P11" style:family="paragraph">
      <loext:graphic-properties draw:fill="none"/>
      <style:paragraph-properties style:writing-mode="lr-tb"/>
      <style:text-properties fo:font-size="15pt" style:font-size-asian="15pt" style:font-size-complex="15pt"/>
    </style:style>
    <style:style style:name="P12" style:family="paragraph">
      <loext:graphic-properties draw:fill="solid" draw:fill-color="#535353"/>
    </style:style>
    <style:style style:name="P13" style:family="paragraph">
      <loext:graphic-properties draw:fill="solid" draw:fill-color="#696969"/>
    </style:style>
    <style:style style:name="P14" style:family="paragraph">
      <loext:graphic-properties draw:fill="solid" draw:fill-color="#a0a0a0"/>
    </style:style>
    <style:style style:name="T1" style:family="text">
      <style:text-properties fo:color="#ffffff" loext:opacity="100%" style:font-name="HelveticaNeue1" fo:font-size="20pt" style:font-size-asian="20pt" style:font-name-complex="HelveticaNeue1" style:font-size-complex="20pt"/>
    </style:style>
    <style:style style:name="T2" style:family="text">
      <style:text-properties fo:color="#ffffff" loext:opacity="100%" style:font-name="HelveticaNeue1" fo:font-size="48pt" style:font-size-asian="48pt" style:font-name-complex="HelveticaNeue1" style:font-size-complex="48pt"/>
    </style:style>
    <style:style style:name="T3" style:family="text">
      <style:text-properties fo:color="#ffffff" loext:opacity="100%" style:font-name="HelveticaNeue1" fo:font-size="18pt" style:font-size-asian="18pt" style:font-name-complex="HelveticaNeue1" style:font-size-complex="18pt"/>
    </style:style>
    <style:style style:name="T4" style:family="text">
      <style:text-properties fo:color="#898989" loext:opacity="100%" style:font-name="HelveticaNeue1" fo:font-size="12pt" style:font-size-asian="12pt" style:font-name-complex="HelveticaNeue1" style:font-size-complex="12pt"/>
    </style:style>
    <style:style style:name="T5" style:family="text">
      <style:text-properties fo:color="#fc7eb1" loext:opacity="100%" style:font-name="HelveticaNeue1" fo:font-size="16pt" style:font-size-asian="16pt" style:font-name-complex="HelveticaNeue1" style:font-size-complex="16pt"/>
    </style:style>
    <style:style style:name="T6" style:family="text">
      <style:text-properties fo:color="#52b1ca" loext:opacity="100%" style:font-name="HelveticaNeue1" fo:font-size="16pt" style:font-size-asian="16pt" style:font-name-complex="HelveticaNeue1" style:font-size-complex="16pt"/>
    </style:style>
    <style:style style:name="T7" style:family="text">
      <style:text-properties fo:color="#898989" loext:opacity="100%" style:font-name="HelveticaNeue1" fo:font-size="16pt" style:font-size-asian="16pt" style:font-name-complex="HelveticaNeue1" style:font-size-complex="16pt"/>
    </style:style>
    <style:style style:name="T8" style:family="text">
      <style:text-properties fo:color="#ffffff" loext:opacity="100%" style:font-name="HelveticaNeue1" fo:font-size="16pt" style:font-size-asian="16pt" style:font-name-complex="HelveticaNeue1" style:font-size-complex="16pt"/>
    </style:style>
    <style:style style:name="T9" style:family="text">
      <style:text-properties fo:color="#d2b7f6" loext:opacity="100%" style:font-name="HelveticaNeue1" fo:font-size="16pt" style:font-size-asian="16pt" style:font-name-complex="HelveticaNeue1" style:font-size-complex="16pt"/>
    </style:style>
    <style:style style:name="T10" style:family="text">
      <style:text-properties fo:color="#fc7eb1" loext:opacity="100%" style:font-name="HelveticaNeue1" fo:font-size="15pt" style:font-size-asian="15pt" style:font-name-complex="HelveticaNeue1" style:font-size-complex="15pt"/>
    </style:style>
    <style:style style:name="T11" style:family="text">
      <style:text-properties fo:color="#52b1ca" loext:opacity="100%" style:font-name="HelveticaNeue1" fo:font-size="15pt" style:font-size-asian="15pt" style:font-name-complex="HelveticaNeue1" style:font-size-complex="15pt"/>
    </style:style>
    <style:style style:name="T12" style:family="text">
      <style:text-properties fo:color="#898989" loext:opacity="100%" style:font-name="HelveticaNeue1" fo:font-size="15pt" style:font-size-asian="15pt" style:font-name-complex="HelveticaNeue1" style:font-size-complex="15pt"/>
    </style:style>
    <style:style style:name="T13" style:family="text">
      <style:text-properties fo:color="#d2b7f6" loext:opacity="100%" style:font-name="HelveticaNeue1" fo:font-size="12pt" style:font-size-asian="12pt" style:font-name-complex="HelveticaNeue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67.733cm" svg:height="38.1cm" svg:x="0cm" svg:y="0cm" svg:viewBox="0 0 67734 38101" draw:points="0,0 67734,0 67734,38101 0,38101">
          <text:p/>
        </draw:polygon>
        <draw:path draw:style-name="gr2" draw:text-style-name="P2" draw:layer="layout" svg:width="11.712cm" svg:height="17.603cm" svg:x="26.264cm" svg:y="0.97cm" svg:viewBox="0 0 11713 17604" svg:d="M0 16899v-16194c0-23 1-46 3-69s6-46 10-68c5-23 10-46 17-68s15-43 24-65c8-21 18-42 29-62 11-21 23-41 36-60s26-38 41-55c15-18 30-35 46-52 17-16 34-32 52-46 18-15 36-29 55-41 20-13 39-25 60-36 20-11 41-21 62-30 22-8 43-16 66-23 22-7 44-12 67-17 22-4 45-8 68-10s46-3 69-3h10302c24 0 47 1 70 3s45 6 68 10c23 5 45 10 67 17s44 15 65 23c22 9 43 19 63 30s40 23 59 36c20 12 38 26 56 41 18 14 35 30 51 46 17 17 32 34 47 52 15 17 28 36 41 55s25 39 36 60c11 20 20 41 29 62 9 22 17 43 24 65 6 22 12 45 16 68 5 22 8 45 11 68 2 23 3 46 3 69v16194c0 23-1 46-3 69-3 23-6 46-11 68-4 23-10 45-16 68-7 22-15 43-24 65-9 21-18 42-29 62-11 21-23 40-36 60-13 19-26 37-41 55s-30 35-47 52c-16 16-33 31-51 46s-36 29-56 41c-19 13-39 25-59 36s-41 21-63 30c-21 8-43 16-65 23s-44 12-67 17c-23 4-45 8-68 10s-46 3-70 3h-10302c-23 0-46-1-69-3s-46-6-68-10c-23-5-45-10-67-17-23-7-44-15-66-23-21-9-42-19-62-30-21-11-40-23-60-36-19-12-37-26-55-41s-35-30-52-46c-16-17-31-34-46-52s-28-36-41-55c-13-20-25-39-36-60-11-20-21-41-29-62-9-22-17-43-24-65-7-23-12-45-17-68-4-22-8-45-10-68s-3-46-3-69z">
          <text:p/>
        </draw:path>
        <draw:path draw:style-name="gr3" draw:text-style-name="P3" draw:layer="layout" svg:width="11.712cm" svg:height="17.603cm" svg:x="26.264cm" svg:y="0.97cm" svg:viewBox="0 0 11713 17604" svg:d="M0 16916v-16228c0-23 1-45 3-68 2-22 6-45 10-67s10-44 16-65c7-22 15-43 23-64 9-21 18-41 29-61s22-39 35-58c12-18 26-36 40-54 14-17 29-34 45-50s33-31 50-45c18-15 36-28 55-40 18-13 38-25 57-35 20-11 41-20 61-29 21-9 42-16 64-23 22-6 43-12 66-16 22-5 44-8 66-10 23-2 45-3 68-3h10337c23 0 45 1 68 3 22 2 44 5 66 10 22 4 44 10 66 16 21 7 43 14 63 23 21 9 42 18 61 29 20 10 40 22 58 35 19 12 37 25 55 40 17 14 34 29 50 45 15 16 31 33 45 50 14 18 28 36 40 54 13 19 24 38 35 58 10 20 20 40 29 61 8 21 16 42 22 64 7 21 12 43 17 65 4 22 8 45 10 67 2 23 3 45 3 68v16228c0 23-1 45-3 68-2 22-6 44-10 67-5 22-10 43-17 65-6 22-14 43-22 64-9 20-19 41-29 61-11 19-22 39-35 58-12 18-26 36-40 54-14 17-30 34-45 50-16 16-33 31-50 45-18 14-36 28-55 40-18 13-38 24-58 35-19 11-40 20-61 29-20 9-42 16-63 23-22 6-44 12-66 16s-44 8-66 10c-23 2-45 3-68 3h-10337c-23 0-45-1-68-3-22-2-44-6-66-10-23-4-44-10-66-16-22-7-43-14-64-23-20-9-41-18-61-29-19-11-39-22-57-35-19-12-37-26-55-40-17-14-34-29-50-45s-31-33-45-50c-14-18-28-36-40-54-13-19-24-39-35-58-11-20-20-41-29-61-8-21-16-42-23-64-6-22-12-43-16-65-4-23-8-45-10-67-2-23-3-45-3-68z">
          <text:p/>
        </draw:path>
        <draw:path draw:style-name="gr2" draw:text-style-name="P2" draw:layer="layout" svg:width="11.712cm" svg:height="17.71cm" svg:x="26.264cm" svg:y="19.455cm" svg:viewBox="0 0 11713 17711" svg:d="M0 17005v-16299c0-23 1-46 3-69s6-46 10-69c5-23 10-45 17-67s15-44 24-65c8-22 18-42 29-63 11-20 23-40 36-59s26-38 41-56 30-35 46-51c17-16 34-32 52-47 18-14 36-28 55-41 20-13 39-25 60-35 20-11 41-21 62-30 22-9 43-17 66-23 22-7 44-13 67-17 22-5 45-8 68-10 23-3 46-4 69-4h10302c24 0 47 1 70 4 23 2 45 5 68 10 23 4 45 10 67 17 22 6 44 14 65 23 22 9 43 19 63 30 20 10 40 22 59 35 20 13 38 27 56 41 18 15 35 31 51 47 17 16 32 33 47 51s28 37 41 56 25 39 36 59c11 21 20 41 29 63 9 21 17 43 24 65 6 22 12 44 16 67 5 23 8 46 11 69 2 23 3 46 3 69v16299c0 23-1 46-3 69-3 23-6 46-11 69-4 22-10 45-16 67-7 22-15 44-24 65s-18 42-29 63c-11 20-23 40-36 59s-26 38-41 56-30 35-47 51c-16 16-33 32-51 46-18 15-36 29-56 42-19 13-39 24-59 35s-41 21-63 30c-21 9-43 17-65 23-22 7-44 13-67 17-23 5-45 8-68 10-23 3-46 4-70 4h-10302c-23 0-46-1-69-4-23-2-46-5-68-10-23-4-45-10-67-17-23-6-44-14-66-23-21-9-42-19-62-30-21-11-40-22-60-35-19-13-37-27-55-42-18-14-35-30-52-46-16-16-31-33-46-51s-28-37-41-56-25-39-36-59c-11-21-21-42-29-63-9-21-17-43-24-65s-12-45-17-67c-4-23-8-46-10-69s-3-46-3-69z">
          <text:p/>
        </draw:path>
        <draw:path draw:style-name="gr3" draw:text-style-name="P3" draw:layer="layout" svg:width="11.712cm" svg:height="17.71cm" svg:x="26.264cm" svg:y="19.455cm" svg:viewBox="0 0 11713 17711" svg:d="M0 17023v-16335c0-22 1-45 3-67 2-23 6-45 10-67s10-44 16-66c7-21 15-42 23-63 9-21 18-41 29-61s22-39 35-58c12-19 26-37 40-54 14-18 29-34 45-50s33-31 50-46c18-14 36-27 55-40 18-12 38-24 57-35 20-10 41-20 61-28 21-9 42-17 64-23 22-7 43-12 66-17 22-4 44-7 66-9 23-3 45-4 68-4h10337c23 0 45 1 68 4 22 2 44 5 66 9 22 5 44 10 66 17 21 6 43 14 63 23 21 8 42 18 61 28 20 11 40 23 58 35 19 13 37 26 55 40 17 15 34 30 50 46 15 16 31 32 45 50 14 17 28 35 40 54 13 19 24 38 35 58 10 20 20 40 29 61 8 21 16 42 22 63 7 22 12 44 17 66 4 22 8 44 10 67 2 22 3 45 3 67v16335c0 22-1 45-3 67-2 23-6 45-10 67-5 22-10 44-17 65-6 22-14 43-22 64-9 21-19 41-29 61-11 20-22 39-35 58-12 19-26 37-40 54-14 18-30 34-45 50-16 16-33 31-50 45-18 15-36 28-55 41-18 12-38 24-58 34-19 11-40 21-61 29-20 9-42 16-63 23-22 7-44 12-66 16-22 5-44 8-66 10-23 3-45 4-68 4h-10337c-23 0-45-1-68-4-22-2-44-5-66-10-23-4-44-9-66-16s-43-14-64-23c-20-8-41-18-61-29-19-10-39-22-57-34-19-13-37-26-55-41-17-14-34-29-50-45s-31-32-45-50c-14-17-28-35-40-54-13-19-24-38-35-58s-20-40-29-61c-8-21-16-42-23-64-6-21-12-43-16-65s-8-44-10-67c-2-22-3-45-3-67z">
          <text:p/>
        </draw:path>
        <draw:path draw:style-name="gr2" draw:text-style-name="P2" draw:layer="layout" svg:width="11.713cm" svg:height="17.603cm" svg:x="13.634cm" svg:y="0.97cm" svg:viewBox="0 0 11714 17604" svg:d="M0 16899v-16194c0-23 1-46 4-69 2-23 5-46 10-68 4-23 10-46 17-68 6-22 14-43 23-65 9-21 19-42 30-62 11-21 22-41 35-60s27-38 42-55c14-18 30-35 46-52 16-16 33-32 51-46 18-15 37-29 56-41 19-13 39-25 59-36 21-11 42-21 63-30 21-8 43-16 65-23s45-12 67-17c23-4 46-8 69-10s46-3 69-3h10302c23 0 46 1 69 3s46 6 69 10c22 5 45 10 67 17s44 15 65 23c21 9 42 19 63 30 20 11 40 23 59 36 19 12 38 26 56 41 17 14 35 30 51 46 16 17 32 34 46 52 15 17 29 36 42 55s24 39 35 60c11 20 21 41 30 62 9 22 16 43 23 65s13 45 17 68c5 22 8 45 10 68s4 46 4 69v16194c0 23-2 46-4 69s-5 46-10 68c-4 23-10 45-17 68-7 22-14 43-23 65-9 21-19 42-30 62-11 21-22 40-35 60-13 19-27 37-42 55-14 18-30 35-46 52-16 16-34 31-51 46-18 15-37 29-56 41-19 13-39 25-59 36-21 11-42 21-63 30-21 8-43 16-65 23s-45 12-67 17c-23 4-46 8-69 10s-46 3-69 3h-10302c-23 0-46-1-69-3s-46-6-69-10c-22-5-45-10-67-17s-44-15-65-23c-21-9-42-19-63-30-20-11-40-23-59-36-19-12-38-26-56-41s-35-30-51-46c-16-17-32-34-46-52-15-18-29-36-42-55-13-20-24-39-35-60-11-20-21-41-30-62-9-22-17-43-23-65-7-23-13-45-17-68-5-22-8-45-10-68-3-23-4-46-4-69z">
          <text:p/>
        </draw:path>
        <draw:path draw:style-name="gr3" draw:text-style-name="P3" draw:layer="layout" svg:width="11.713cm" svg:height="17.603cm" svg:x="13.634cm" svg:y="0.97cm" svg:viewBox="0 0 11714 17604" svg:d="M0 16916v-16228c0-23 1-45 4-68 2-22 5-45 10-67 4-22 9-44 16-65 7-22 14-43 23-64 8-21 18-41 29-61 10-20 22-39 34-58 13-18 26-36 41-54 14-17 29-34 45-50s32-31 50-45c17-15 35-28 54-40 19-13 38-25 58-35 20-11 40-20 61-29s42-16 64-23c21-6 43-12 65-16 22-5 44-8 67-10 22-2 45-3 67-3h10338c22 0 45 1 67 3 23 2 45 5 67 10 22 4 44 10 65 16 22 7 43 14 64 23s41 18 61 29c20 10 39 22 58 35 19 12 37 25 54 40 17 14 34 29 50 45s31 33 45 50c15 18 28 36 41 54 12 19 24 38 34 58 11 20 21 40 29 61 9 21 16 42 23 64 7 21 12 43 16 65 5 22 8 45 10 67 2 23 4 45 4 68v16228c0 23-2 45-4 68-2 22-5 44-10 67-4 22-9 43-16 65s-14 43-23 64c-8 20-18 41-29 61-10 19-22 39-34 58-13 18-26 36-41 54-14 17-29 34-45 50s-33 31-50 45-35 28-54 40c-19 13-38 24-58 35s-40 20-61 29-42 16-64 23c-21 6-43 12-65 16s-44 8-67 10c-22 2-45 3-67 3h-10338c-22 0-45-1-67-3-23-2-45-6-67-10s-44-10-65-16c-22-7-43-14-64-23s-41-18-61-29-39-22-58-35c-19-12-37-26-54-40-18-14-34-29-50-45s-31-33-45-50c-15-18-28-36-41-54-12-19-24-39-34-58-11-20-21-41-29-61-9-21-16-42-23-64s-12-43-16-65c-5-23-8-45-10-67-3-23-4-45-4-68z">
          <text:p/>
        </draw:path>
        <draw:path draw:style-name="gr2" draw:text-style-name="P2" draw:layer="layout" svg:width="11.713cm" svg:height="17.71cm" svg:x="13.634cm" svg:y="19.455cm" svg:viewBox="0 0 11714 17711" svg:d="M0 17005v-16299c0-23 1-46 4-69 2-23 5-46 10-69 4-23 10-45 17-67 6-22 14-44 23-65 9-22 19-42 30-63 11-20 22-40 35-59s27-38 42-56c14-18 30-35 46-51s33-32 51-47c18-14 37-28 56-41s39-25 59-35c21-11 42-21 63-30s43-17 65-23c22-7 45-13 67-17 23-5 46-8 69-10 23-3 46-4 69-4h10302c23 0 46 1 69 4 23 2 46 5 69 10 22 4 45 10 67 17 22 6 44 14 65 23s42 19 63 30c20 10 40 22 59 35s38 27 56 41c17 15 35 31 51 47s32 33 46 51c15 18 29 37 42 56s24 39 35 59c11 21 21 41 30 63 9 21 16 43 23 65s13 44 17 67c5 23 8 46 10 69s4 46 4 69v16299c0 23-2 46-4 69s-5 46-10 69c-4 22-10 45-17 67s-14 44-23 65-19 42-30 63c-11 20-22 40-35 59s-27 38-42 56c-14 18-30 35-46 51s-34 32-51 46c-18 15-37 29-56 42s-39 24-59 35c-21 11-42 21-63 30s-43 17-65 23c-22 7-45 13-67 17-23 5-46 8-69 10-23 3-46 4-69 4h-10302c-23 0-46-1-69-4-23-2-46-5-69-10-22-4-45-10-67-17-22-6-44-14-65-23s-42-19-63-30c-20-11-40-22-59-35s-38-27-56-42c-18-14-35-30-51-46s-32-33-46-51c-15-18-29-37-42-56s-24-39-35-59c-11-21-21-42-30-63s-17-43-23-65c-7-22-13-45-17-67-5-23-8-46-10-69-3-23-4-46-4-69z">
          <text:p/>
        </draw:path>
        <draw:path draw:style-name="gr3" draw:text-style-name="P3" draw:layer="layout" svg:width="11.713cm" svg:height="17.71cm" svg:x="13.634cm" svg:y="19.455cm" svg:viewBox="0 0 11714 17711" svg:d="M0 17023v-16335c0-22 1-45 4-67 2-23 5-45 10-67 4-22 9-44 16-66 7-21 14-42 23-63 8-21 18-41 29-61 10-20 22-39 34-58 13-19 26-37 41-54 14-18 29-34 45-50s32-31 50-46c17-14 35-27 54-40 19-12 38-24 58-35 20-10 40-20 61-28 21-9 42-17 64-23 21-7 43-12 65-17 22-4 44-7 67-9 22-3 45-4 67-4h10338c22 0 45 1 67 4 23 2 45 5 67 9 22 5 44 10 65 17 22 6 43 14 64 23 21 8 41 18 61 28 20 11 39 23 58 35 19 13 37 26 54 40 17 15 34 30 50 46s31 32 45 50c15 17 28 35 41 54 12 19 24 38 34 58 11 20 21 40 29 61 9 21 16 42 23 63 7 22 12 44 16 66 5 22 8 44 10 67 2 22 4 45 4 67v16335c0 22-2 45-4 67-2 23-5 45-10 67-4 22-9 44-16 65-7 22-14 43-23 64-8 21-18 41-29 61-10 20-22 39-34 58-13 19-26 37-41 54-14 18-29 34-45 50s-33 31-50 45c-17 15-35 28-54 41-19 12-38 24-58 34-20 11-40 21-61 29-21 9-42 16-64 23-21 7-43 12-65 16-22 5-44 8-67 10-22 3-45 4-67 4h-10338c-22 0-45-1-67-4-23-2-45-5-67-10-22-4-44-9-65-16-22-7-43-14-64-23-21-8-41-18-61-29-20-10-39-22-58-34-19-13-37-26-54-41-18-14-34-29-50-45s-31-32-45-50c-15-17-28-35-41-54-12-19-24-38-34-58-11-20-21-40-29-61-9-21-16-42-23-64-7-21-12-43-16-65-5-22-8-44-10-67-3-22-4-45-4-67z">
          <text:p/>
        </draw:path>
        <draw:path draw:style-name="gr2" draw:text-style-name="P2" draw:layer="layout" svg:width="11.712cm" svg:height="17.603cm" svg:x="1.005cm" svg:y="0.97cm" svg:viewBox="0 0 11713 17604" svg:d="M0 16899v-16194c0-23 1-46 3-69 3-23 6-46 10-68 5-23 11-46 17-68 7-22 15-43 24-65 8-21 18-42 29-62 11-21 23-41 36-60s26-38 41-55c15-18 30-35 47-52 16-16 33-32 51-46 18-15 36-29 55-41 20-13 39-25 60-36 20-11 41-21 62-30 22-8 44-16 66-23s44-12 67-17c22-4 45-8 68-10s46-3 69-3h10303c23 0 46 1 69 3s46 6 68 10c23 5 45 10 67 17 23 7 44 15 66 23 21 9 42 19 62 30 21 11 40 23 60 36 19 12 37 26 55 41 18 14 35 30 51 46 17 17 32 34 47 52 15 17 28 36 41 55s25 39 36 60c11 20 21 41 29 62 9 22 17 43 24 65 6 22 12 45 17 68 4 22 7 45 10 68 2 23 3 46 3 69v16194c0 23-1 46-3 69-3 23-6 46-10 68-5 23-11 45-17 68-7 22-15 43-24 65-8 21-18 42-29 62-11 21-23 40-36 60-13 19-26 37-41 55s-30 35-47 52c-16 16-33 31-51 46s-36 29-55 41c-20 13-39 25-60 36-20 11-41 21-62 30-22 8-43 16-66 23-22 7-44 12-67 17-22 4-45 8-68 10s-46 3-69 3h-10303c-23 0-46-1-69-3s-46-6-68-10c-23-5-45-10-67-17s-44-15-66-23c-21-9-42-19-62-30-21-11-40-23-60-36-19-12-37-26-55-41s-35-30-51-46c-17-17-32-34-47-52s-28-36-41-55c-13-20-25-39-36-60-11-20-21-41-29-62-9-22-17-43-24-65-6-23-12-45-17-68-4-22-7-45-10-68-2-23-3-46-3-69z">
          <text:p/>
        </draw:path>
        <draw:path draw:style-name="gr3" draw:text-style-name="P3" draw:layer="layout" svg:width="11.712cm" svg:height="17.603cm" svg:x="1.005cm" svg:y="0.97cm" svg:viewBox="0 0 11713 17604" svg:d="M0 16916v-16228c0-23 1-45 3-68 2-22 6-45 10-67 5-22 10-44 17-65 6-22 14-43 22-64 9-21 19-41 29-61 11-20 22-39 35-58 12-18 26-36 40-54 14-17 29-34 45-50s33-31 50-45c18-15 36-28 55-40 18-13 38-25 58-35 19-11 40-20 61-29 20-9 42-16 63-23 22-6 44-12 66-16 22-5 44-8 66-10 23-2 45-3 68-3h10337c23 0 45 1 68 3 22 2 44 5 66 10 23 4 44 10 66 16 21 7 43 14 63 23 21 9 42 18 62 29 19 10 39 22 57 35 19 12 37 25 55 40 17 14 34 29 50 45s31 33 45 50c14 18 28 36 40 54 13 19 24 38 35 58s20 40 29 61c8 21 16 42 23 64 6 21 12 43 16 65s8 45 10 67c2 23 3 45 3 68v16228c0 23-1 45-3 68-2 22-6 44-10 67-4 22-10 43-16 65-7 22-15 43-23 64-9 20-18 41-29 61-11 19-22 39-35 58-12 18-26 36-40 54-14 17-29 34-45 50s-33 31-50 45c-18 14-36 28-55 40-18 13-38 24-57 35-20 11-41 20-62 29-20 9-42 16-63 23-22 6-43 12-66 16-22 4-44 8-66 10-23 2-45 3-68 3h-10337c-23 0-45-1-68-3-22-2-44-6-66-10s-44-10-66-16c-21-7-43-14-63-23-21-9-42-18-61-29-20-11-40-22-58-35-19-12-37-26-55-40-17-14-34-29-50-45s-31-33-45-50c-14-18-28-36-40-54-13-19-24-39-35-58-10-20-20-41-29-61-8-21-16-42-22-64-7-22-12-43-17-65-4-23-8-45-10-67-2-23-3-45-3-68z">
          <text:p/>
        </draw:path>
        <draw:path draw:style-name="gr2" draw:text-style-name="P2" draw:layer="layout" svg:width="11.712cm" svg:height="17.71cm" svg:x="1.005cm" svg:y="19.455cm" svg:viewBox="0 0 11713 17711" svg:d="M0 17005v-16299c0-23 1-46 3-69 3-23 6-46 10-69 5-23 11-45 17-67 7-22 15-44 24-65 8-22 18-42 29-63 11-20 23-40 36-59s26-38 41-56 30-35 47-51c16-16 33-32 51-47 18-14 36-28 55-41 20-13 39-25 60-35 20-11 41-21 62-30 22-9 44-17 66-23 22-7 44-13 67-17 22-5 45-8 68-10 23-3 46-4 69-4h10303c23 0 46 1 69 4 23 2 46 5 68 10 23 4 45 10 67 17 23 6 44 14 66 23 21 9 42 19 62 30 21 10 40 22 60 35 19 13 37 27 55 41 18 15 35 31 51 47 17 16 32 33 47 51s28 37 41 56 25 39 36 59c11 21 21 41 29 63 9 21 17 43 24 65 6 22 12 44 17 67 4 23 7 46 10 69 2 23 3 46 3 69v16299c0 23-1 46-3 69-3 23-6 46-10 69-5 22-11 45-17 67-7 22-15 44-24 65-8 21-18 42-29 63-11 20-23 40-36 59s-26 38-41 56-30 35-47 51c-16 16-33 32-51 46-18 15-36 29-55 42-20 13-39 24-60 35-20 11-41 21-62 30-22 9-43 17-66 23-22 7-44 13-67 17-22 5-45 8-68 10-23 3-46 4-69 4h-10303c-23 0-46-1-69-4-23-2-46-5-68-10-23-4-45-10-67-17-22-6-44-14-66-23-21-9-42-19-62-30-21-11-40-22-60-35-19-13-37-27-55-42-18-14-35-30-51-46-17-16-32-33-47-51s-28-37-41-56-25-39-36-59c-11-21-21-42-29-63-9-21-17-43-24-65-6-22-12-45-17-67-4-23-7-46-10-69-2-23-3-46-3-69z">
          <text:p/>
        </draw:path>
        <draw:path draw:style-name="gr3" draw:text-style-name="P3" draw:layer="layout" svg:width="11.712cm" svg:height="17.71cm" svg:x="1.005cm" svg:y="19.455cm" svg:viewBox="0 0 11713 17711" svg:d="M0 17023v-16335c0-22 1-45 3-67 2-23 6-45 10-67 5-22 10-44 17-66 6-21 14-42 22-63 9-21 19-41 29-61 11-20 22-39 35-58 12-19 26-37 40-54 14-18 29-34 45-50s33-31 50-46c18-14 36-27 55-40 18-12 38-24 58-35 19-10 40-20 61-28 20-9 42-17 63-23 22-7 44-12 66-17 22-4 44-7 66-9 23-3 45-4 68-4h10337c23 0 45 1 68 4 22 2 44 5 66 9 23 5 44 10 66 17 21 6 43 14 63 23 21 8 42 18 62 28 19 11 39 23 57 35 19 13 37 26 55 40 17 15 34 30 50 46s31 32 45 50c14 17 28 35 40 54 13 19 24 38 35 58s20 40 29 61c8 21 16 42 23 63 6 22 12 44 16 66s8 44 10 67c2 22 3 45 3 67v16335c0 22-1 45-3 67-2 23-6 45-10 67s-10 44-16 65c-7 22-15 43-23 64-9 21-18 41-29 61s-22 39-35 58c-12 19-26 37-40 54-14 18-29 34-45 50s-33 31-50 45c-18 15-36 28-55 41-18 12-38 24-57 34-20 11-41 21-62 29-20 9-42 16-63 23-22 7-43 12-66 16-22 5-44 8-66 10-23 3-45 4-68 4h-10337c-23 0-45-1-68-4-22-2-44-5-66-10-22-4-44-9-66-16-21-7-43-14-63-23-21-8-42-18-61-29-20-10-40-22-58-34-19-13-37-26-55-41-17-14-34-29-50-45s-31-32-45-50c-14-17-28-35-40-54-13-19-24-38-35-58-10-20-20-40-29-61-8-21-16-42-22-64-7-21-12-43-17-65-4-22-8-44-10-67-2-22-3-45-3-67z">
          <text:p/>
        </draw:path>
        <draw:path draw:style-name="gr2" draw:text-style-name="P2" draw:layer="layout" svg:width="11.712cm" svg:height="17.603cm" svg:x="38.893cm" svg:y="0.97cm" svg:viewBox="0 0 11713 17604" svg:d="M0 16899v-16194c0-23 1-46 4-69 2-23 5-46 10-68 4-23 10-46 17-68 6-22 14-43 23-65 9-21 19-42 30-62 10-21 22-41 35-60s27-38 41-55c15-18 31-35 47-52 16-16 33-32 51-46 18-15 37-29 56-41 19-13 39-25 59-36 21-11 41-21 63-30 21-8 43-16 65-23s44-12 67-17c23-4 46-8 69-10s46-3 69-3h10302c23 0 46 1 69 3s46 6 69 10c22 5 45 10 67 17s44 15 65 23c21 9 42 19 63 30 20 11 40 23 59 36 19 12 38 26 56 41 17 14 34 30 51 46 16 17 32 34 46 52 15 17 29 36 42 55 12 19 24 39 35 60 11 20 21 41 30 62 9 22 16 43 23 65s12 45 17 68c4 22 8 45 10 68s3 46 3 69v16194c0 23-1 46-3 69s-6 46-10 68c-5 23-10 45-17 68-7 22-14 43-23 65-9 21-19 42-30 62-11 21-23 40-35 60-13 19-27 37-42 55-14 18-30 35-46 52-17 16-34 31-51 46-18 15-37 29-56 41-19 13-39 25-59 36-21 11-42 21-63 30-21 8-43 16-65 23s-45 12-67 17c-23 4-46 8-69 10s-46 3-69 3h-10302c-23 0-46-1-69-3s-46-6-69-10c-23-5-45-10-67-17s-44-15-65-23c-22-9-42-19-63-30-20-11-40-23-59-36-19-12-38-26-56-41s-35-30-51-46c-16-17-32-34-47-52-14-18-28-36-41-55-13-20-25-39-35-60-11-20-21-41-30-62-9-22-17-43-23-65-7-23-13-45-17-68-5-22-8-45-10-68-3-23-4-46-4-69z">
          <text:p/>
        </draw:path>
        <draw:path draw:style-name="gr3" draw:text-style-name="P3" draw:layer="layout" svg:width="11.712cm" svg:height="17.603cm" svg:x="38.893cm" svg:y="0.97cm" svg:viewBox="0 0 11713 17604" svg:d="M0 16916v-16228c0-23 1-45 4-68 2-22 5-45 9-67 5-22 10-44 17-65 6-22 14-43 23-64 8-21 18-41 28-61 11-20 23-39 35-58 13-18 26-36 40-54 15-17 30-34 46-50s32-31 50-45c17-15 35-28 54-40 19-13 38-25 58-35 20-11 40-20 61-29s42-16 63-23c22-6 44-12 66-16 22-5 44-8 67-10 22-2 45-3 67-3h10338c22 0 45 1 67 3s45 5 67 10c22 4 44 10 65 16 22 7 43 14 64 23s41 18 61 29c20 10 39 22 58 35 18 12 37 25 54 40 17 14 34 29 50 45s31 33 45 50c15 18 28 36 41 54 12 19 24 38 34 58 11 20 20 40 29 61s16 42 23 64c6 21 12 43 16 65 5 22 8 45 10 67 2 23 3 45 3 68v16228c0 23-1 45-3 68-2 22-5 44-10 67-4 22-10 43-16 65-7 22-14 43-23 64-9 20-18 41-29 61-10 19-22 39-34 58-13 18-26 36-41 54-14 17-29 34-45 50s-33 31-50 45-36 28-54 40c-19 13-38 24-58 35s-40 20-61 29-42 16-64 23c-21 6-43 12-65 16s-45 8-67 10-45 3-67 3h-10338c-22 0-45-1-67-3-23-2-45-6-67-10s-44-10-66-16c-21-7-42-14-63-23s-41-18-61-29-39-22-58-35c-19-12-37-26-54-40-18-14-34-29-50-45s-31-33-46-50c-14-18-27-36-40-54-12-19-24-39-35-58-10-20-20-41-28-61-9-21-17-42-23-64-7-22-12-43-17-65-4-23-7-45-9-67-3-23-4-45-4-68z">
          <text:p/>
        </draw:path>
        <draw:path draw:style-name="gr2" draw:text-style-name="P2" draw:layer="layout" svg:width="11.712cm" svg:height="17.71cm" svg:x="38.893cm" svg:y="19.455cm" svg:viewBox="0 0 11713 17711" svg:d="M0 17005v-16299c0-23 1-46 4-69 2-23 5-46 10-69 4-23 10-45 17-67 6-22 14-44 23-65 9-22 19-42 30-63 10-20 22-40 35-59s27-38 41-56c15-18 31-35 47-51s33-32 51-47c18-14 37-28 56-41s39-25 59-35c21-11 41-21 63-30 21-9 43-17 65-23 22-7 44-13 67-17 23-5 46-8 69-10 23-3 46-4 69-4h10302c23 0 46 1 69 4 23 2 46 5 69 10 22 4 45 10 67 17 22 6 44 14 65 23s42 19 63 30c20 10 40 22 59 35s38 27 56 41c17 15 34 31 51 47 16 16 32 33 46 51 15 18 29 37 42 56 12 19 24 39 35 59 11 21 21 41 30 63 9 21 16 43 23 65s12 44 17 67c4 23 8 46 10 69s3 46 3 69v16299c0 23-1 46-3 69s-6 46-10 69c-5 22-10 45-17 67s-14 44-23 65-19 42-30 63c-11 20-23 40-35 59-13 19-27 38-42 56-14 18-30 35-46 51-17 16-34 32-51 46-18 15-37 29-56 42s-39 24-59 35c-21 11-42 21-63 30s-43 17-65 23c-22 7-45 13-67 17-23 5-46 8-69 10-23 3-46 4-69 4h-10302c-23 0-46-1-69-4-23-2-46-5-69-10-23-4-45-10-67-17-22-6-44-14-65-23-22-9-42-19-63-30-20-11-40-22-59-35s-38-27-56-42c-18-14-35-30-51-46s-32-33-47-51c-14-18-28-37-41-56s-25-39-35-59c-11-21-21-42-30-63s-17-43-23-65c-7-22-13-45-17-67-5-23-8-46-10-69-3-23-4-46-4-69z">
          <text:p/>
        </draw:path>
        <draw:path draw:style-name="gr3" draw:text-style-name="P3" draw:layer="layout" svg:width="11.712cm" svg:height="17.71cm" svg:x="38.893cm" svg:y="19.455cm" svg:viewBox="0 0 11713 17711" svg:d="M0 17023v-16335c0-22 1-45 4-67 2-23 5-45 9-67 5-22 10-44 17-66 6-21 14-42 23-63 8-21 18-41 28-61 11-20 23-39 35-58 13-19 26-37 40-54 15-18 30-34 46-50s32-31 50-46c17-14 35-27 54-40 19-12 38-24 58-35 20-10 40-20 61-28 21-9 42-17 63-23 22-7 44-12 66-17 22-4 44-7 67-9 22-3 45-4 67-4h10338c22 0 45 1 67 4 22 2 45 5 67 9 22 5 44 10 65 17 22 6 43 14 64 23 21 8 41 18 61 28 20 11 39 23 58 35 18 13 37 26 54 40 17 15 34 30 50 46s31 32 45 50c15 17 28 35 41 54 12 19 24 38 34 58 11 20 20 40 29 61s16 42 23 63c6 22 12 44 16 66 5 22 8 44 10 67 2 22 3 45 3 67v16335c0 22-1 45-3 67-2 23-5 45-10 67-4 22-10 44-16 65-7 22-14 43-23 64s-18 41-29 61c-10 20-22 39-34 58-13 19-26 37-41 54-14 18-29 34-45 50s-33 31-50 45c-17 15-36 28-54 41-19 12-38 24-58 34-20 11-40 21-61 29-21 9-42 16-64 23-21 7-43 12-65 16-22 5-45 8-67 10-22 3-45 4-67 4h-10338c-22 0-45-1-67-4-23-2-45-5-67-10-22-4-44-9-66-16-21-7-42-14-63-23-21-8-41-18-61-29-20-10-39-22-58-34-19-13-37-26-54-41-18-14-34-29-50-45s-31-32-46-50c-14-17-27-35-40-54-12-19-24-38-35-58-10-20-20-40-28-61-9-21-17-42-23-64-7-21-12-43-17-65-4-22-7-44-9-67-3-22-4-45-4-67z">
          <text:p/>
        </draw:path>
        <draw:frame draw:style-name="gr4" draw:text-style-name="P5" draw:layer="layout" svg:width="6.178cm" svg:height="0.827cm" svg:x="1.482cm" svg:y="1.339cm">
          <draw:text-box>
            <text:p text:style-name="P4"><text:span text:style-name="T1">Client Management</text:span></text:p>
          </draw:text-box>
        </draw:frame>
        <draw:frame draw:style-name="gr5" draw:text-style-name="P5" draw:layer="layout" svg:width="7.199cm" svg:height="0.827cm" svg:x="1.482cm" svg:y="19.86cm">
          <draw:text-box>
            <text:p text:style-name="P4"><text:span text:style-name="T1">Endpoint Management</text:span></text:p>
          </draw:text-box>
        </draw:frame>
        <draw:frame draw:style-name="gr6" draw:text-style-name="P5" draw:layer="layout" svg:width="4.739cm" svg:height="0.827cm" svg:x="14.182cm" svg:y="1.339cm">
          <draw:text-box>
            <text:p text:style-name="P4"><text:span text:style-name="T1">Device Lookup</text:span></text:p>
          </draw:text-box>
        </draw:frame>
        <draw:frame draw:style-name="gr7" draw:text-style-name="P5" draw:layer="layout" svg:width="4.371cm" svg:height="0.827cm" svg:x="26.811cm" svg:y="1.339cm">
          <draw:text-box>
            <text:p text:style-name="P4"><text:span text:style-name="T1">Entity Lookup</text:span></text:p>
          </draw:text-box>
        </draw:frame>
        <draw:frame draw:style-name="gr8" draw:text-style-name="P5" draw:layer="layout" svg:width="5.679cm" svg:height="0.827cm" svg:x="39.476cm" svg:y="1.339cm">
          <draw:text-box>
            <text:p text:style-name="P4"><text:span text:style-name="T1">Port Management</text:span></text:p>
          </draw:text-box>
        </draw:frame>
        <draw:frame draw:style-name="gr9" draw:text-style-name="P5" draw:layer="layout" svg:width="7.465cm" svg:height="0.827cm" svg:x="14.182cm" svg:y="19.86cm">
          <draw:text-box>
            <text:p text:style-name="P4"><text:span text:style-name="T1">Event List Management</text:span></text:p>
          </draw:text-box>
        </draw:frame>
        <draw:frame draw:style-name="gr10" draw:text-style-name="P5" draw:layer="layout" svg:width="7.872cm" svg:height="0.827cm" svg:x="26.811cm" svg:y="19.86cm">
          <draw:text-box>
            <text:p text:style-name="P4"><text:span text:style-name="T1">Packet List Management</text:span></text:p>
          </draw:text-box>
        </draw:frame>
        <draw:frame draw:style-name="gr11" draw:text-style-name="P5" draw:layer="layout" svg:width="5.311cm" svg:height="0.827cm" svg:x="39.476cm" svg:y="19.86cm">
          <draw:text-box>
            <text:p text:style-name="P4"><text:span text:style-name="T1">I/O Management</text:span></text:p>
          </draw:text-box>
        </draw:frame>
        <draw:frame draw:style-name="gr12" draw:text-style-name="P6" draw:layer="layout" svg:width="10.48cm" svg:height="1.974cm" svg:x="53.975cm" svg:y="0.963cm">
          <draw:text-box>
            <text:p text:style-name="P4"><text:span text:style-name="T2"><text:a xlink:href="https://developer.apple.com/documentation/coremidi/midi_services" xlink:type="simple">MIDI Services</text:a></text:span></text:p>
          </draw:text-box>
        </draw:frame>
        <draw:frame draw:style-name="gr13" draw:text-style-name="P7" draw:layer="layout" svg:width="15.115cm" svg:height="0.742cm" svg:x="51.506cm" svg:y="3.452cm">
          <draw:text-box>
            <text:p text:style-name="P4"><text:span text:style-name="T3">MIDI drivers own and control physical MIDI devices, <text:s/></text:span></text:p>
          </draw:text-box>
        </draw:frame>
        <draw:frame draw:style-name="gr14" draw:text-style-name="P7" draw:layer="layout" svg:width="15.593cm" svg:height="0.742cm" svg:x="51.506cm" svg:y="4.229cm">
          <draw:text-box>
            <text:p text:style-name="P4"><text:span text:style-name="T3">which include hardware such as USB interfaces, MIDI <text:s/></text:span></text:p>
          </draw:text-box>
        </draw:frame>
        <draw:frame draw:style-name="gr15" draw:text-style-name="P7" draw:layer="layout" svg:width="6.695cm" svg:height="0.742cm" svg:x="51.506cm" svg:y="5.005cm">
          <draw:text-box>
            <text:p text:style-name="P4"><text:span text:style-name="T3">keyboards, and so on. <text:s/></text:span></text:p>
          </draw:text-box>
        </draw:frame>
        <draw:frame draw:style-name="gr16" draw:text-style-name="P8" draw:layer="layout" svg:width="0.634cm" svg:height="0.937cm" svg:x="51.506cm" svg:y="5.781cm">
          <draw:text-box>
            <text:p/>
          </draw:text-box>
        </draw:frame>
        <draw:frame draw:style-name="gr17" draw:text-style-name="P7" draw:layer="layout" svg:width="14.353cm" svg:height="0.742cm" svg:x="51.506cm" svg:y="6.557cm">
          <draw:text-box>
            <text:p text:style-name="P4"><text:span text:style-name="T3">A MIDI device may have multiple logically distinct <text:s/></text:span></text:p>
          </draw:text-box>
        </draw:frame>
        <draw:frame draw:style-name="gr18" draw:text-style-name="P7" draw:layer="layout" svg:width="13.68cm" svg:height="0.742cm" svg:x="51.506cm" svg:y="7.333cm">
          <draw:text-box>
            <text:p text:style-name="P4"><text:span text:style-name="T3">subcomponents. For example, one device may <text:s/></text:span></text:p>
          </draw:text-box>
        </draw:frame>
        <draw:frame draw:style-name="gr19" draw:text-style-name="P7" draw:layer="layout" svg:width="14.937cm" svg:height="0.742cm" svg:x="51.506cm" svg:y="8.109cm">
          <draw:text-box>
            <text:p text:style-name="P4"><text:span text:style-name="T3">contain a MIDI synthesizer and a pair of MIDI ports, <text:s/></text:span></text:p>
          </draw:text-box>
        </draw:frame>
        <draw:frame draw:style-name="gr20" draw:text-style-name="P7" draw:layer="layout" svg:width="10.06cm" svg:height="0.742cm" svg:x="51.506cm" svg:y="8.885cm">
          <draw:text-box>
            <text:p text:style-name="P4"><text:span text:style-name="T3">both addressable over a USB port. </text:span></text:p>
          </draw:text-box>
        </draw:frame>
        <draw:frame draw:style-name="gr21" draw:text-style-name="P7" draw:layer="layout" svg:width="0.634cm" svg:height="0.742cm" svg:x="51.506cm" svg:y="9.661cm">
          <draw:text-box>
            <text:p text:style-name="P4"><text:span text:style-name="T3"><text:s text:c="2"/></text:span></text:p>
          </draw:text-box>
        </draw:frame>
        <draw:frame draw:style-name="gr22" draw:text-style-name="P7" draw:layer="layout" svg:width="11.906cm" svg:height="0.742cm" svg:x="51.506cm" svg:y="10.437cm">
          <draw:text-box>
            <text:p text:style-name="P4"><text:span text:style-name="T3">Each element of a device is a MIDI entity. </text:span></text:p>
          </draw:text-box>
        </draw:frame>
        <draw:frame draw:style-name="gr23" draw:text-style-name="P7" draw:layer="layout" svg:width="15.712cm" svg:height="0.742cm" svg:x="51.506cm" svg:y="11.214cm">
          <draw:text-box>
            <text:p text:style-name="P4"><text:span text:style-name="T3">A MIDI entity can have any number of MIDI endpoints, <text:s/></text:span></text:p>
          </draw:text-box>
        </draw:frame>
        <draw:frame draw:style-name="gr24" draw:text-style-name="P7" draw:layer="layout" svg:width="13.828cm" svg:height="0.742cm" svg:x="51.506cm" svg:y="11.99cm">
          <draw:text-box>
            <text:p text:style-name="P4"><text:span text:style-name="T3">each of which is a source or destination of a 16- </text:span></text:p>
          </draw:text-box>
        </draw:frame>
        <draw:frame draw:style-name="gr25" draw:text-style-name="P7" draw:layer="layout" svg:width="6.403cm" svg:height="0.742cm" svg:x="51.506cm" svg:y="12.766cm">
          <draw:text-box>
            <text:p text:style-name="P4"><text:span text:style-name="T3">channel MIDI stream. <text:s/></text:span></text:p>
          </draw:text-box>
        </draw:frame>
        <draw:frame draw:style-name="gr16" draw:text-style-name="P8" draw:layer="layout" svg:width="0.634cm" svg:height="0.937cm" svg:x="51.506cm" svg:y="13.542cm">
          <draw:text-box>
            <text:p/>
          </draw:text-box>
        </draw:frame>
        <draw:frame draw:style-name="gr26" draw:text-style-name="P7" draw:layer="layout" svg:width="15.119cm" svg:height="0.742cm" svg:x="51.506cm" svg:y="14.318cm">
          <draw:text-box>
            <text:p text:style-name="P4"><text:span text:style-name="T3">Grouping a device’s endpoints into entities provides <text:s/></text:span></text:p>
          </draw:text-box>
        </draw:frame>
        <draw:frame draw:style-name="gr27" draw:text-style-name="P7" draw:layer="layout" svg:width="14.7cm" svg:height="0.742cm" svg:x="51.506cm" svg:y="15.094cm">
          <draw:text-box>
            <text:p text:style-name="P4"><text:span text:style-name="T3">the system enough information for an app to make <text:s/></text:span></text:p>
          </draw:text-box>
        </draw:frame>
        <draw:frame draw:style-name="gr28" draw:text-style-name="P7" draw:layer="layout" svg:width="13.333cm" svg:height="0.742cm" svg:x="51.506cm" svg:y="15.87cm">
          <draw:text-box>
            <text:p text:style-name="P4"><text:span text:style-name="T3">reasonable default assumptions about how to <text:s/></text:span></text:p>
          </draw:text-box>
        </draw:frame>
        <draw:frame draw:style-name="gr29" draw:text-style-name="P7" draw:layer="layout" svg:width="14.607cm" svg:height="0.742cm" svg:x="51.506cm" svg:y="16.646cm">
          <draw:text-box>
            <text:p text:style-name="P4"><text:span text:style-name="T3">communicate bidirectionally with each entity, as is <text:s/></text:span></text:p>
          </draw:text-box>
        </draw:frame>
        <draw:frame draw:style-name="gr30" draw:text-style-name="P7" draw:layer="layout" svg:width="9.451cm" svg:height="0.742cm" svg:x="51.506cm" svg:y="17.422cm">
          <draw:text-box>
            <text:p text:style-name="P4"><text:span text:style-name="T3">necessary in MIDI librarian apps. </text:span></text:p>
          </draw:text-box>
        </draw:frame>
        <draw:frame draw:style-name="gr31" draw:text-style-name="P9" draw:layer="layout" svg:width="28.501cm" svg:height="0.492cm" svg:x="0.988cm" svg:y="37.591cm">
          <draw:text-box>
            <text:p text:style-name="P4"><text:span text:style-name="T4">2020.12.18 This list is not complete.</text:span><text:span text:style-name="T4"> For more info please refer to the official docs:</text:span><text:span text:style-name="T4"> </text:span><text:span text:style-name="T4"><text:a xlink:href="https://developer.apple.com/documentation/coremidi/midi_services" xlink:type="simple">https://developer.apple.com/documentation/coremidi/midi_services</text:a></text:span></text:p>
          </draw:text-box>
        </draw:frame>
        <draw:frame draw:style-name="gr32" draw:text-style-name="P9" draw:layer="layout" svg:width="3.905cm" svg:height="0.492cm" svg:x="63.147cm" svg:y="37.591cm">
          <draw:text-box>
            <text:p text:style-name="P4"><text:span text:style-name="T4"><text:a xlink:href="https://lensﬂare.dev/" xlink:type="simple">https://lensﬂare.dev/</text:a></text:span></text:p>
          </draw:text-box>
        </draw:frame>
        <draw:frame draw:style-name="gr33" draw:text-style-name="P10" draw:layer="layout" svg:width="10.38cm" svg:height="0.658cm" svg:x="1.482cm" svg:y="2.426cm">
          <draw:text-box>
            <text:p text:style-name="P4"><text:span text:style-name="T5">typealias </text:span><text:span text:style-name="T6"><text:a xlink:href="https://developer.apple.com/documentation/coremidi/midiclientref" xlink:type="simple">MIDIClientRef</text:a></text:span><text:span text:style-name="T7"><text:s/></text:span><text:span text:style-name="T8">=</text:span><text:span text:style-name="T7"> </text:span><text:span text:style-name="T9">MIDIObjectRef</text:span><text:span text:style-name="T7"> </text:span></text:p>
          </draw:text-box>
        </draw:frame>
        <draw:frame draw:style-name="gr34" draw:text-style-name="P10" draw:layer="layout" svg:width="10.638cm" svg:height="0.658cm" svg:x="14.182cm" svg:y="2.426cm">
          <draw:text-box>
            <text:p text:style-name="P4"><text:span text:style-name="T5">typealias </text:span><text:span text:style-name="T6"><text:a xlink:href="https://developer.apple.com/documentation/coremidi/midideviceref" xlink:type="simple">MIDIDeviceRef</text:a></text:span><text:span text:style-name="T7"><text:s/></text:span><text:span text:style-name="T8">=</text:span><text:span text:style-name="T7"> </text:span><text:span text:style-name="T9">MIDIObjectRef</text:span><text:span text:style-name="T7"> </text:span></text:p>
          </draw:text-box>
        </draw:frame>
        <draw:frame draw:style-name="gr35" draw:text-style-name="P10" draw:layer="layout" svg:width="10.35cm" svg:height="0.658cm" svg:x="26.811cm" svg:y="2.426cm">
          <draw:text-box>
            <text:p text:style-name="P4"><text:span text:style-name="T5">typealias </text:span><text:span text:style-name="T6"><text:a xlink:href="https://developer.apple.com/documentation/coremidi/midientityref" xlink:type="simple">MIDIEntityRef</text:a></text:span><text:span text:style-name="T7"><text:s/></text:span><text:span text:style-name="T8">=</text:span><text:span text:style-name="T7"> </text:span><text:span text:style-name="T9">MIDIObjectRef</text:span><text:span text:style-name="T7"> </text:span></text:p>
          </draw:text-box>
        </draw:frame>
        <draw:frame draw:style-name="gr36" draw:text-style-name="P10" draw:layer="layout" svg:width="9.978cm" svg:height="0.658cm" svg:x="39.476cm" svg:y="2.426cm">
          <draw:text-box>
            <text:p text:style-name="P4"><text:span text:style-name="T5">typealias </text:span><text:span text:style-name="T6"><text:a xlink:href="https://developer.apple.com/documentation/coremidi/midiportref" xlink:type="simple">MIDIPortRef</text:a></text:span><text:span text:style-name="T7"><text:s/></text:span><text:span text:style-name="T8">=</text:span><text:span text:style-name="T7"> </text:span><text:span text:style-name="T9">MIDIObjectRef</text:span><text:span text:style-name="T7"> </text:span></text:p>
          </draw:text-box>
        </draw:frame>
        <draw:frame draw:style-name="gr37" draw:text-style-name="P10" draw:layer="layout" svg:width="11.193cm" svg:height="0.658cm" svg:x="1.482cm" svg:y="20.947cm">
          <draw:text-box>
            <text:p text:style-name="P4"><text:span text:style-name="T5">typealias </text:span><text:span text:style-name="T6"><text:a xlink:href="https://developer.apple.com/documentation/coremidi/midiendpointref" xlink:type="simple">MIDIEndpointRef</text:a></text:span><text:span text:style-name="T7"><text:s/></text:span><text:span text:style-name="T8">=</text:span><text:span text:style-name="T7"> </text:span><text:span text:style-name="T9">MIDIObjectRef</text:span><text:span text:style-name="T7"> </text:span></text:p>
          </draw:text-box>
        </draw:frame>
        <draw:frame draw:style-name="gr38" draw:text-style-name="P10" draw:layer="layout" svg:width="5.252cm" svg:height="0.658cm" svg:x="14.182cm" svg:y="20.947cm">
          <draw:text-box>
            <text:p text:style-name="P4"><text:span text:style-name="T5">struct </text:span><text:span text:style-name="T6"><text:a xlink:href="https://developer.apple.com/documentation/coremidi/midieventlist" xlink:type="simple">MIDIEventList</text:a></text:span><text:span text:style-name="T7"><text:s/></text:span></text:p>
          </draw:text-box>
        </draw:frame>
        <draw:frame draw:style-name="gr39" draw:text-style-name="P10" draw:layer="layout" svg:width="4.668cm" svg:height="0.658cm" svg:x="26.811cm" svg:y="20.947cm">
          <draw:text-box>
            <text:p text:style-name="P4"><text:span text:style-name="T5">struct </text:span><text:span text:style-name="T6"><text:a xlink:href="https://developer.apple.com/documentation/coremidi/midipacket" xlink:type="simple">MIDIPacket</text:a></text:span><text:span text:style-name="T7"><text:s/></text:span></text:p>
          </draw:text-box>
        </draw:frame>
        <draw:frame draw:style-name="gr40" draw:text-style-name="P10" draw:layer="layout" svg:width="7.864cm" svg:height="0.658cm" svg:x="39.476cm" svg:y="20.947cm">
          <draw:text-box>
            <text:p text:style-name="P4"><text:span text:style-name="T5">struct </text:span><text:span text:style-name="T6"><text:a xlink:href="https://developer.apple.com/documentation/coremidi/midisysexsendrequest" xlink:type="simple">MIDISysexSendRequest</text:a></text:span><text:span text:style-name="T7"><text:s/></text:span></text:p>
          </draw:text-box>
        </draw:frame>
        <draw:frame draw:style-name="gr41" draw:text-style-name="P10" draw:layer="layout" svg:width="6.086cm" svg:height="0.658cm" svg:x="14.182cm" svg:y="22.358cm">
          <draw:text-box>
            <text:p text:style-name="P4"><text:span text:style-name="T5">struct </text:span><text:span text:style-name="T6"><text:a xlink:href="https://developer.apple.com/documentation/coremidi/midieventpacket" xlink:type="simple">MIDIEventPacket</text:a></text:span><text:span text:style-name="T7"><text:s/></text:span></text:p>
          </draw:text-box>
        </draw:frame>
        <draw:frame draw:style-name="gr42" draw:text-style-name="P10" draw:layer="layout" svg:width="10.857cm" svg:height="0.658cm" svg:x="14.182cm" svg:y="24.263cm">
          <draw:text-box>
            <text:p text:style-name="P4"><text:span text:style-name="T5">struct </text:span><text:span text:style-name="T6"><text:a xlink:href="https://developer.apple.com/documentation/coremidi/unsafemutablemidieventlistpointer" xlink:type="simple">UnsafeMutableMIDIEventListPointer</text:a></text:span><text:span text:style-name="T7"><text:s/></text:span></text:p>
          </draw:text-box>
        </draw:frame>
        <draw:frame draw:style-name="gr43" draw:text-style-name="P10" draw:layer="layout" svg:width="1.441cm" svg:height="0.658cm" svg:x="14.182cm" svg:y="25.145cm">
          <draw:text-box>
            <text:p text:style-name="P4"><text:span text:style-name="T5">struct</text:span></text:p>
          </draw:text-box>
        </draw:frame>
        <draw:frame draw:style-name="gr44" draw:text-style-name="P11" draw:layer="layout" svg:width="9.649cm" svg:height="0.619cm" svg:x="15.624cm" svg:y="25.178cm">
          <draw:text-box>
            <text:p text:style-name="P4"><text:span text:style-name="T10"><text:s/></text:span><text:span text:style-name="T11"><text:a xlink:href="https://developer.apple.com/documentation/coremidi/unsafemutablemidieventpacketpointer" xlink:type="simple">UnsafeMutableMIDIEventPacketPointer</text:a></text:span><text:span text:style-name="T12"><text:s/></text:span></text:p>
          </draw:text-box>
        </draw:frame>
        <draw:frame draw:style-name="gr45" draw:text-style-name="P9" draw:layer="layout" svg:width="8.249cm" svg:height="0.492cm" svg:x="14.182cm" svg:y="21.575cm">
          <draw:text-box>
            <text:p text:style-name="P4"><text:span text:style-name="T4">A variable-length list of MIDI event packets.</text:span></text:p>
          </draw:text-box>
        </draw:frame>
        <draw:frame draw:style-name="gr46" draw:text-style-name="P9" draw:layer="layout" svg:width="7.241cm" svg:height="0.492cm" svg:x="14.182cm" svg:y="22.986cm">
          <draw:text-box>
            <text:p text:style-name="P4"><text:span text:style-name="T4">A series of simultaneous MIDI events <text:s/></text:span></text:p>
          </draw:text-box>
        </draw:frame>
        <draw:frame draw:style-name="gr47" draw:text-style-name="P9" draw:layer="layout" svg:width="7.605cm" svg:height="0.492cm" svg:x="14.182cm" svg:y="23.48cm">
          <draw:text-box>
            <text:p text:style-name="P4"><text:span text:style-name="T4">in Universal MIDI Packets (UMP) format.</text:span></text:p>
          </draw:text-box>
        </draw:frame>
        <draw:frame draw:style-name="gr48" draw:text-style-name="P10" draw:layer="layout" svg:width="5.667cm" svg:height="0.658cm" svg:x="14.182cm" svg:y="26.062cm">
          <draw:text-box>
            <text:p text:style-name="P4"><text:span text:style-name="T5">func </text:span><text:span text:style-name="T6"><text:a xlink:href="https://developer.apple.com/documentation/coremidi/3566482-midieventlistinit" xlink:type="simple">MIDIEventListInit</text:a></text:span><text:span text:style-name="T7"><text:s/></text:span></text:p>
          </draw:text-box>
        </draw:frame>
        <draw:frame draw:style-name="gr49" draw:text-style-name="P9" draw:layer="layout" svg:width="4.244cm" svg:height="0.492cm" svg:x="14.182cm" svg:y="26.69cm">
          <draw:text-box>
            <text:p text:style-name="P4"><text:span text:style-name="T4">Initializes an event list.</text:span></text:p>
          </draw:text-box>
        </draw:frame>
        <draw:frame draw:style-name="gr50" draw:text-style-name="P10" draw:layer="layout" svg:width="5.938cm" svg:height="0.658cm" svg:x="14.182cm" svg:y="27.473cm">
          <draw:text-box>
            <text:p text:style-name="P4"><text:span text:style-name="T5">func </text:span><text:span text:style-name="T6"><text:a xlink:href="https://developer.apple.com/documentation/coremidi/3566481-midieventlistadd" xlink:type="simple">MIDIEventListAdd</text:a></text:span><text:span text:style-name="T7"><text:s/></text:span></text:p>
          </draw:text-box>
        </draw:frame>
        <draw:frame draw:style-name="gr51" draw:text-style-name="P9" draw:layer="layout" svg:width="5.742cm" svg:height="0.492cm" svg:x="14.182cm" svg:y="28.101cm">
          <draw:text-box>
            <text:p text:style-name="P4"><text:span text:style-name="T4">Adds an event to an event list.</text:span></text:p>
          </draw:text-box>
        </draw:frame>
        <draw:frame draw:style-name="gr52" draw:text-style-name="P10" draw:layer="layout" svg:width="6.916cm" svg:height="0.658cm" svg:x="14.182cm" svg:y="28.884cm">
          <draw:text-box>
            <text:p text:style-name="P4"><text:span text:style-name="T5">func </text:span><text:span text:style-name="T6"><text:a xlink:href="https://developer.apple.com/documentation/coremidi/3566487-midieventpacketnext" xlink:type="simple">MIDIEventPacketNext</text:a></text:span><text:span text:style-name="T7"><text:s/></text:span></text:p>
          </draw:text-box>
        </draw:frame>
        <draw:frame draw:style-name="gr53" draw:text-style-name="P9" draw:layer="layout" svg:width="10.983cm" svg:height="0.492cm" svg:x="14.182cm" svg:y="29.513cm">
          <draw:text-box>
            <text:p text:style-name="P4"><text:span text:style-name="T4">Advances a packet pointer to the next packet in memory, </text:span></text:p>
          </draw:text-box>
        </draw:frame>
        <draw:frame draw:style-name="gr54" draw:text-style-name="P9" draw:layer="layout" svg:width="6.648cm" svg:height="0.492cm" svg:x="14.182cm" svg:y="30.006cm">
          <draw:text-box>
            <text:p text:style-name="P4"><text:span text:style-name="T4">if the packet is part of an event list.</text:span></text:p>
          </draw:text-box>
        </draw:frame>
        <draw:frame draw:style-name="gr55" draw:text-style-name="P10" draw:layer="layout" svg:width="7.237cm" svg:height="0.658cm" svg:x="14.126cm" svg:y="32.316cm">
          <draw:text-box>
            <text:p text:style-name="P4"><text:span text:style-name="T5">func </text:span><text:span text:style-name="T6"><text:a xlink:href="https://developer.apple.com/documentation/coremidi/3566493-midireceivedeventlist" xlink:type="simple">MIDIReceivedEventList</text:a></text:span><text:span text:style-name="T7"><text:s/></text:span></text:p>
          </draw:text-box>
        </draw:frame>
        <draw:frame draw:style-name="gr56" draw:text-style-name="P9" draw:layer="layout" svg:width="10.17cm" svg:height="0.492cm" svg:x="14.126cm" svg:y="32.944cm">
          <draw:text-box>
            <text:p text:style-name="P4"><text:span text:style-name="T4">Distributes incoming MIDI events from a source to its </text:span></text:p>
          </draw:text-box>
        </draw:frame>
        <draw:frame draw:style-name="gr57" draw:text-style-name="P9" draw:layer="layout" svg:width="5.556cm" svg:height="0.492cm" svg:x="14.126cm" svg:y="33.438cm">
          <draw:text-box>
            <text:p text:style-name="P4"><text:span text:style-name="T4">connected client input ports. </text:span></text:p>
          </draw:text-box>
        </draw:frame>
        <draw:frame draw:style-name="gr58" draw:text-style-name="P9" draw:layer="layout" svg:width="7.829cm" svg:height="0.492cm" svg:x="26.811cm" svg:y="21.575cm">
          <draw:text-box>
            <text:p text:style-name="P4"><text:span text:style-name="T4">A collection of simultaneous MIDI events.</text:span></text:p>
          </draw:text-box>
        </draw:frame>
        <draw:frame draw:style-name="gr59" draw:text-style-name="P10" draw:layer="layout" svg:width="5.412cm" svg:height="0.658cm" svg:x="26.811cm" svg:y="22.358cm">
          <draw:text-box>
            <text:p text:style-name="P4"><text:span text:style-name="T5">struct </text:span><text:span text:style-name="T6"><text:a xlink:href="https://developer.apple.com/documentation/coremidi/midipacketlist" xlink:type="simple">MIDIPacketList</text:a></text:span></text:p>
          </draw:text-box>
        </draw:frame>
        <draw:frame draw:style-name="gr60" draw:text-style-name="P9" draw:layer="layout" svg:width="10.048cm" svg:height="0.492cm" svg:x="26.811cm" svg:y="22.986cm">
          <draw:text-box>
            <text:p text:style-name="P4"><text:span text:style-name="T4">A list of MIDI events the system sends to or receives </text:span></text:p>
          </draw:text-box>
        </draw:frame>
        <draw:frame draw:style-name="gr61" draw:text-style-name="P9" draw:layer="layout" svg:width="3.363cm" svg:height="0.492cm" svg:x="26.811cm" svg:y="23.48cm">
          <draw:text-box>
            <text:p text:style-name="P4"><text:span text:style-name="T4">from an endpoint.</text:span></text:p>
          </draw:text-box>
        </draw:frame>
        <draw:frame draw:style-name="gr62" draw:text-style-name="P10" draw:layer="layout" svg:width="8.932cm" svg:height="0.658cm" svg:x="26.811cm" svg:y="24.263cm">
          <draw:text-box>
            <text:p text:style-name="P4"><text:span text:style-name="T5">typealias </text:span><text:span text:style-name="T6"><text:a xlink:href="https://developer.apple.com/documentation/coremidi/miditimestamp" xlink:type="simple">MIDITimeStamp</text:a></text:span><text:span text:style-name="T6"><text:s/></text:span><text:span text:style-name="T8">=</text:span><text:span text:style-name="T6"> </text:span><text:span text:style-name="T9">UInt64</text:span><text:span text:style-name="T7"> </text:span></text:p>
          </draw:text-box>
        </draw:frame>
        <draw:frame draw:style-name="gr63" draw:text-style-name="P9" draw:layer="layout" svg:width="9.988cm" svg:height="0.492cm" svg:x="26.811cm" svg:y="24.891cm">
          <draw:text-box>
            <text:p text:style-name="P4"><text:span text:style-name="T4">The time on the host clock when the event occurred.</text:span></text:p>
          </draw:text-box>
        </draw:frame>
        <draw:frame draw:style-name="gr64" draw:text-style-name="P10" draw:layer="layout" svg:width="1.598cm" svg:height="0.658cm" svg:x="26.811cm" svg:y="25.674cm">
          <draw:text-box>
            <text:p text:style-name="P4"><text:span text:style-name="T5">struct </text:span></text:p>
          </draw:text-box>
        </draw:frame>
        <draw:frame draw:style-name="gr65" draw:text-style-name="P11" draw:layer="layout" svg:width="8.867cm" svg:height="0.619cm" svg:x="28.411cm" svg:y="25.708cm">
          <draw:text-box>
            <text:p text:style-name="P4"><text:span text:style-name="T11"><text:a xlink:href="https://developer.apple.com/documentation/coremidi/unsafemutablemidipacketlistpointer" xlink:type="simple">UnsafeMutableMIDIPacketListPointer</text:a></text:span></text:p>
          </draw:text-box>
        </draw:frame>
        <draw:frame draw:style-name="gr66" draw:text-style-name="P10" draw:layer="layout" svg:width="0.563cm" svg:height="0.658cm" svg:x="37.271cm" svg:y="25.674cm">
          <draw:text-box>
            <text:p text:style-name="P4"><text:span text:style-name="T7"><text:s/></text:span></text:p>
          </draw:text-box>
        </draw:frame>
        <draw:frame draw:style-name="gr67" draw:text-style-name="P10" draw:layer="layout" svg:width="10.272cm" svg:height="0.658cm" svg:x="26.811cm" svg:y="26.591cm">
          <draw:text-box>
            <text:p text:style-name="P4"><text:span text:style-name="T5">struct </text:span><text:span text:style-name="T6"><text:a xlink:href="https://developer.apple.com/documentation/coremidi/unsafemutablemidipacketpointer" xlink:type="simple">UnsafeMutableMIDIPacketPointer</text:a></text:span><text:span text:style-name="T7"><text:s/></text:span></text:p>
          </draw:text-box>
        </draw:frame>
        <draw:frame draw:style-name="gr68" draw:text-style-name="P10" draw:layer="layout" svg:width="5.497cm" svg:height="0.658cm" svg:x="26.811cm" svg:y="27.508cm">
          <draw:text-box>
            <text:p text:style-name="P4"><text:span text:style-name="T5">func </text:span><text:span text:style-name="T6"><text:a xlink:href="https://developer.apple.com/documentation/coremidi/1495178-midipacketnext" xlink:type="simple">MIDIPacketNext</text:a></text:span><text:span text:style-name="T7"><text:s/></text:span></text:p>
          </draw:text-box>
        </draw:frame>
        <draw:frame draw:style-name="gr69" draw:text-style-name="P9" draw:layer="layout" svg:width="10.556cm" svg:height="0.492cm" svg:x="26.811cm" svg:y="28.137cm">
          <draw:text-box>
            <text:p text:style-name="P4"><text:span text:style-name="T4">Advances a MIDI packet pointer to the next packet in a </text:span></text:p>
          </draw:text-box>
        </draw:frame>
        <draw:frame draw:style-name="gr70" draw:text-style-name="P9" draw:layer="layout" svg:width="2.064cm" svg:height="0.492cm" svg:x="26.811cm" svg:y="28.631cm">
          <draw:text-box>
            <text:p text:style-name="P4"><text:span text:style-name="T4">packet list.</text:span></text:p>
          </draw:text-box>
        </draw:frame>
        <draw:frame draw:style-name="gr71" draw:text-style-name="P9" draw:layer="layout" svg:width="10.297cm" svg:height="0.492cm" svg:x="39.476cm" svg:y="21.575cm">
          <draw:text-box>
            <text:p text:style-name="P4"><text:span text:style-name="T4">A request to asynchronously transmit a single System </text:span></text:p>
          </draw:text-box>
        </draw:frame>
        <draw:frame draw:style-name="gr72" draw:text-style-name="P9" draw:layer="layout" svg:width="7.63cm" svg:height="0.492cm" svg:x="39.476cm" svg:y="22.069cm">
          <draw:text-box>
            <text:p text:style-name="P4"><text:span text:style-name="T4">Exclusive (SysEx) event to a destination.</text:span></text:p>
          </draw:text-box>
        </draw:frame>
        <draw:frame draw:style-name="gr73" draw:text-style-name="P10" draw:layer="layout" svg:width="7.593cm" svg:height="0.658cm" svg:x="39.476cm" svg:y="22.852cm">
          <draw:text-box>
            <text:p text:style-name="P4"><text:span text:style-name="T5">struct </text:span><text:span text:style-name="T6"><text:a xlink:href="https://developer.apple.com/documentation/coremidi/midiioerrornotification" xlink:type="simple">MIDIIOErrorNotiﬁcation</text:a></text:span><text:span text:style-name="T7"><text:s/></text:span></text:p>
          </draw:text-box>
        </draw:frame>
        <draw:frame draw:style-name="gr74" draw:text-style-name="P9" draw:layer="layout" svg:width="5.819cm" svg:height="0.492cm" svg:x="39.476cm" svg:y="23.48cm">
          <draw:text-box>
            <text:p text:style-name="P4"><text:span text:style-name="T4">A general I/O error notiﬁcation.</text:span></text:p>
          </draw:text-box>
        </draw:frame>
        <draw:frame draw:style-name="gr75" draw:text-style-name="P10" draw:layer="layout" svg:width="5.264cm" svg:height="0.658cm" svg:x="39.476cm" svg:y="24.263cm">
          <draw:text-box>
            <text:p text:style-name="P4"><text:span text:style-name="T5">func </text:span><text:span text:style-name="T6"><text:a xlink:href="https://developer.apple.com/documentation/coremidi/1495356-midisendsysex" xlink:type="simple">MIDISendSysex</text:a></text:span></text:p>
          </draw:text-box>
        </draw:frame>
        <draw:frame draw:style-name="gr76" draw:text-style-name="P9" draw:layer="layout" svg:width="9.404cm" svg:height="0.492cm" svg:x="39.476cm" svg:y="24.891cm">
          <draw:text-box>
            <text:p text:style-name="P4"><text:span text:style-name="T4">Asynchronously sends a single System Exclusive </text:span></text:p>
          </draw:text-box>
        </draw:frame>
        <draw:frame draw:style-name="gr77" draw:text-style-name="P9" draw:layer="layout" svg:width="2.677cm" svg:height="0.492cm" svg:x="39.476cm" svg:y="25.385cm">
          <draw:text-box>
            <text:p text:style-name="P4"><text:span text:style-name="T4">(SysEx) event.</text:span></text:p>
          </draw:text-box>
        </draw:frame>
        <draw:frame draw:style-name="gr78" draw:text-style-name="P10" draw:layer="layout" svg:width="5.531cm" svg:height="0.658cm" svg:x="39.476cm" svg:y="26.168cm">
          <draw:text-box>
            <text:p text:style-name="P4"><text:span text:style-name="T5">func </text:span><text:span text:style-name="T6"><text:a xlink:href="https://developer.apple.com/documentation/coremidi/1495312-midiflushoutput" xlink:type="simple">MIDIFlushOutput</text:a></text:span></text:p>
          </draw:text-box>
        </draw:frame>
        <draw:frame draw:style-name="gr79" draw:text-style-name="P9" draw:layer="layout" svg:width="8.82cm" svg:height="0.492cm" svg:x="39.476cm" svg:y="26.796cm">
          <draw:text-box>
            <text:p text:style-name="P4"><text:span text:style-name="T4">Cancels sending packets that were previously </text:span></text:p>
          </draw:text-box>
        </draw:frame>
        <draw:frame draw:style-name="gr80" draw:text-style-name="P9" draw:layer="layout" svg:width="5.51cm" svg:height="0.492cm" svg:x="39.476cm" svg:y="27.29cm">
          <draw:text-box>
            <text:p text:style-name="P4"><text:span text:style-name="T4">scheduled for future delivery.</text:span></text:p>
          </draw:text-box>
        </draw:frame>
        <draw:frame draw:style-name="gr81" draw:text-style-name="P10" draw:layer="layout" svg:width="4.397cm" svg:height="0.658cm" svg:x="39.476cm" svg:y="28.073cm">
          <draw:text-box>
            <text:p text:style-name="P4"><text:span text:style-name="T5">func </text:span><text:span text:style-name="T6"><text:a xlink:href="https://developer.apple.com/documentation/coremidi/1495146-midirestart" xlink:type="simple">MIDIRestart</text:a></text:span><text:span text:style-name="T7"><text:s/></text:span></text:p>
          </draw:text-box>
        </draw:frame>
        <draw:frame draw:style-name="gr82" draw:text-style-name="P9" draw:layer="layout" svg:width="5.311cm" svg:height="0.492cm" svg:x="39.476cm" svg:y="28.701cm">
          <draw:text-box>
            <text:p text:style-name="P4"><text:span text:style-name="T4">Stops and restarts MIDI I/O.</text:span></text:p>
          </draw:text-box>
        </draw:frame>
        <draw:frame draw:style-name="gr83" draw:text-style-name="P9" draw:layer="layout" svg:width="8.388cm" svg:height="0.492cm" svg:x="1.482cm" svg:y="21.575cm">
          <draw:text-box>
            <text:p text:style-name="P4"><text:span text:style-name="T4">A MIDI source or destination an entity owns.</text:span></text:p>
          </draw:text-box>
        </draw:frame>
        <draw:frame draw:style-name="gr84" draw:text-style-name="P9" draw:layer="layout" svg:width="2.923cm" svg:height="0.492cm" svg:x="9.631cm" svg:y="20.552cm">
          <draw:text-box>
            <text:p text:style-name="P4"><text:span text:style-name="T13">UInt32 on tvOS</text:span></text:p>
          </draw:text-box>
        </draw:frame>
        <draw:frame draw:style-name="gr85" draw:text-style-name="P10" draw:layer="layout" svg:width="6.899cm" svg:height="0.658cm" svg:x="1.482cm" svg:y="22.358cm">
          <draw:text-box>
            <text:p text:style-name="P4"><text:span text:style-name="T5">func </text:span><text:span text:style-name="T6"><text:a xlink:href="https://developer.apple.com/documentation/coremidi/1495148-midiendpointdispose" xlink:type="simple">MIDIEndpointDispose</text:a></text:span><text:span text:style-name="T7"><text:s/></text:span></text:p>
          </draw:text-box>
        </draw:frame>
        <draw:frame draw:style-name="gr86" draw:text-style-name="P9" draw:layer="layout" svg:width="8.071cm" svg:height="0.492cm" svg:x="1.482cm" svg:y="22.986cm">
          <draw:text-box>
            <text:p text:style-name="P4"><text:span text:style-name="T4">Disposes of a virtual source or destination.</text:span></text:p>
          </draw:text-box>
        </draw:frame>
        <draw:frame draw:style-name="gr87" draw:text-style-name="P10" draw:layer="layout" svg:width="7.178cm" svg:height="0.658cm" svg:x="1.482cm" svg:y="23.769cm">
          <draw:text-box>
            <text:p text:style-name="P4"><text:span text:style-name="T5">func </text:span><text:span text:style-name="T6"><text:a xlink:href="https://developer.apple.com/documentation/coremidi/1495196-midiendpointgetentity" xlink:type="simple">MIDIEndpointGetEntity</text:a></text:span><text:span text:style-name="T7"><text:s/></text:span></text:p>
          </draw:text-box>
        </draw:frame>
        <draw:frame draw:style-name="gr88" draw:text-style-name="P9" draw:layer="layout" svg:width="5.467cm" svg:height="0.492cm" svg:x="1.482cm" svg:y="24.397cm">
          <draw:text-box>
            <text:p text:style-name="P4"><text:span text:style-name="T4">Returns an endpoint’s entity.</text:span></text:p>
          </draw:text-box>
        </draw:frame>
        <draw:frame draw:style-name="gr89" draw:text-style-name="P10" draw:layer="layout" svg:width="7.932cm" svg:height="0.658cm" svg:x="1.482cm" svg:y="25.18cm">
          <draw:text-box>
            <text:p text:style-name="P4"><text:span text:style-name="T5">func </text:span><text:span text:style-name="T6"><text:a xlink:href="https://developer.apple.com/documentation/coremidi/1508417-midiendpointgetrefcons" xlink:type="simple">MIDIEndpointGetRefCons</text:a></text:span><text:span text:style-name="T7"><text:s/></text:span></text:p>
          </draw:text-box>
        </draw:frame>
        <draw:frame draw:style-name="gr90" draw:text-style-name="P9" draw:layer="layout" svg:width="9.358cm" svg:height="0.492cm" svg:x="1.482cm" svg:y="25.808cm">
          <draw:text-box>
            <text:p text:style-name="P4"><text:span text:style-name="T4">Returns contextual data assigned to an endpoint.</text:span></text:p>
          </draw:text-box>
        </draw:frame>
        <draw:frame draw:style-name="gr91" draw:text-style-name="P10" draw:layer="layout" svg:width="7.868cm" svg:height="0.658cm" svg:x="1.482cm" svg:y="26.591cm">
          <draw:text-box>
            <text:p text:style-name="P4"><text:span text:style-name="T5">func </text:span><text:span text:style-name="T6"><text:a xlink:href="https://developer.apple.com/documentation/coremidi/1508268-midiendpointsetrefcons" xlink:type="simple">MIDIEndpointSetRefCons</text:a></text:span><text:span text:style-name="T7"><text:s/></text:span></text:p>
          </draw:text-box>
        </draw:frame>
        <draw:frame draw:style-name="gr92" draw:text-style-name="P9" draw:layer="layout" svg:width="7.008cm" svg:height="0.492cm" svg:x="1.482cm" svg:y="27.219cm">
          <draw:text-box>
            <text:p text:style-name="P4"><text:span text:style-name="T4">Sets contextual data on an endpoint.</text:span></text:p>
          </draw:text-box>
        </draw:frame>
        <draw:frame draw:style-name="gr93" draw:text-style-name="P10" draw:layer="layout" svg:width="9.303cm" svg:height="0.658cm" svg:x="1.482cm" svg:y="28.002cm">
          <draw:text-box>
            <text:p text:style-name="P4"><text:span text:style-name="T5">func </text:span><text:span text:style-name="T6"><text:a xlink:href="https://developer.apple.com/documentation/coremidi/3566495-midisourcecreatewithprotocol" xlink:type="simple">MIDISourceCreateWithProtocol</text:a></text:span><text:span text:style-name="T7"><text:s/></text:span></text:p>
          </draw:text-box>
        </draw:frame>
        <draw:frame draw:style-name="gr94" draw:text-style-name="P9" draw:layer="layout" svg:width="6.538cm" svg:height="0.492cm" svg:x="1.482cm" svg:y="28.631cm">
          <draw:text-box>
            <text:p text:style-name="P4"><text:span text:style-name="T4">Creates a virtual source in a client.</text:span></text:p>
          </draw:text-box>
        </draw:frame>
        <draw:frame draw:style-name="gr95" draw:text-style-name="P10" draw:layer="layout" svg:width="5.277cm" svg:height="0.658cm" svg:x="1.482cm" svg:y="29.413cm">
          <draw:text-box>
            <text:p text:style-name="P4"><text:span text:style-name="T5">func </text:span><text:span text:style-name="T6"><text:a xlink:href="https://developer.apple.com/documentation/coremidi/1495168-midigetsource" xlink:type="simple">MIDIGetSource</text:a></text:span><text:span text:style-name="T7"><text:s/></text:span></text:p>
          </draw:text-box>
        </draw:frame>
        <draw:frame draw:style-name="gr96" draw:text-style-name="P9" draw:layer="layout" svg:width="6.001cm" svg:height="0.492cm" svg:x="1.482cm" svg:y="30.042cm">
          <draw:text-box>
            <text:p text:style-name="P4"><text:span text:style-name="T4">Returns a source in the system.</text:span></text:p>
          </draw:text-box>
        </draw:frame>
        <draw:frame draw:style-name="gr97" draw:text-style-name="P10" draw:layer="layout" svg:width="8.173cm" svg:height="0.658cm" svg:x="1.482cm" svg:y="30.825cm">
          <draw:text-box>
            <text:p text:style-name="P4"><text:span text:style-name="T5">func </text:span><text:span text:style-name="T6"><text:a xlink:href="https://developer.apple.com/documentation/coremidi/1495116-midigetnumberofsources" xlink:type="simple">MIDIGetNumberOfSources</text:a></text:span><text:span text:style-name="T7"><text:s/></text:span></text:p>
          </draw:text-box>
        </draw:frame>
        <draw:frame draw:style-name="gr98" draw:text-style-name="P9" draw:layer="layout" svg:width="8.642cm" svg:height="0.492cm" svg:x="1.482cm" svg:y="31.453cm">
          <draw:text-box>
            <text:p text:style-name="P4"><text:span text:style-name="T4">Returns the number of sources in the system.</text:span></text:p>
          </draw:text-box>
        </draw:frame>
        <draw:frame draw:style-name="gr99" draw:text-style-name="P10" draw:layer="layout" svg:width="10.357cm" svg:height="0.658cm" svg:x="1.482cm" svg:y="32.236cm">
          <draw:text-box>
            <text:p text:style-name="P4"><text:span text:style-name="T5">func </text:span><text:span text:style-name="T6"><text:a xlink:href="https://developer.apple.com/documentation/coremidi/3566476-mididestinationcreatewithprotoco" xlink:type="simple">MIDIDestinationCreateWithProtocol</text:a></text:span><text:span text:style-name="T7"><text:s/></text:span></text:p>
          </draw:text-box>
        </draw:frame>
        <draw:frame draw:style-name="gr100" draw:text-style-name="P9" draw:layer="layout" svg:width="7.343cm" svg:height="0.492cm" svg:x="1.482cm" svg:y="32.864cm">
          <draw:text-box>
            <text:p text:style-name="P4"><text:span text:style-name="T4">Creates a virtual destination in a client.</text:span></text:p>
          </draw:text-box>
        </draw:frame>
        <draw:frame draw:style-name="gr101" draw:text-style-name="P10" draw:layer="layout" svg:width="6.331cm" svg:height="0.658cm" svg:x="1.482cm" svg:y="33.647cm">
          <draw:text-box>
            <text:p text:style-name="P4"><text:span text:style-name="T5">func </text:span><text:span text:style-name="T6"><text:a xlink:href="https://developer.apple.com/documentation/coremidi/1495108-midigetdestination" xlink:type="simple">MIDIGetDestination</text:a></text:span><text:span text:style-name="T7"><text:s/></text:span></text:p>
          </draw:text-box>
        </draw:frame>
        <draw:frame draw:style-name="gr102" draw:text-style-name="P9" draw:layer="layout" svg:width="6.805cm" svg:height="0.492cm" svg:x="1.482cm" svg:y="34.275cm">
          <draw:text-box>
            <text:p text:style-name="P4"><text:span text:style-name="T4">Returns a destination in the system.</text:span></text:p>
          </draw:text-box>
        </draw:frame>
        <draw:frame draw:style-name="gr103" draw:text-style-name="P10" draw:layer="layout" svg:width="9.227cm" svg:height="0.658cm" svg:x="1.482cm" svg:y="35.058cm">
          <draw:text-box>
            <text:p text:style-name="P4"><text:span text:style-name="T5">func </text:span><text:span text:style-name="T6"><text:a xlink:href="https://developer.apple.com/documentation/coremidi/1495309-midigetnumberofdestinations" xlink:type="simple">MIDIGetNumberOfDestinations</text:a></text:span><text:span text:style-name="T7"><text:s/></text:span></text:p>
          </draw:text-box>
        </draw:frame>
        <draw:frame draw:style-name="gr104" draw:text-style-name="P9" draw:layer="layout" svg:width="9.447cm" svg:height="0.492cm" svg:x="1.482cm" svg:y="35.686cm">
          <draw:text-box>
            <text:p text:style-name="P4"><text:span text:style-name="T4">Returns the number of destinations in the system.</text:span></text:p>
          </draw:text-box>
        </draw:frame>
        <draw:frame draw:style-name="gr105" draw:text-style-name="P9" draw:layer="layout" svg:width="7.906cm" svg:height="0.492cm" svg:x="39.476cm" svg:y="3.054cm">
          <draw:text-box>
            <text:p text:style-name="P4"><text:span text:style-name="T4">A MIDI connection that a client maintains.</text:span></text:p>
          </draw:text-box>
        </draw:frame>
        <draw:frame draw:style-name="gr106" draw:text-style-name="P10" draw:layer="layout" svg:width="9.849cm" svg:height="0.658cm" svg:x="39.476cm" svg:y="3.837cm">
          <draw:text-box>
            <text:p text:style-name="P4"><text:span text:style-name="T5">func </text:span><text:span text:style-name="T6"><text:a xlink:href="https://developer.apple.com/documentation/coremidi/3566488-midiinputportcreatewithprotocol" xlink:type="simple">MIDIInputPortCreateWithProtocol</text:a></text:span><text:span text:style-name="T7"><text:s/></text:span></text:p>
          </draw:text-box>
        </draw:frame>
        <draw:frame draw:style-name="gr107" draw:text-style-name="P9" draw:layer="layout" svg:width="9.734cm" svg:height="0.492cm" svg:x="39.476cm" svg:y="4.465cm">
          <draw:text-box>
            <text:p text:style-name="P4"><text:span text:style-name="T4">Creates an input port through which the client may </text:span></text:p>
          </draw:text-box>
        </draw:frame>
        <draw:frame draw:style-name="gr108" draw:text-style-name="P9" draw:layer="layout" svg:width="10.683cm" svg:height="0.492cm" svg:x="39.476cm" svg:y="4.959cm">
          <draw:text-box>
            <text:p text:style-name="P4"><text:span text:style-name="T4">receive incoming MIDI messages from any MIDI source. </text:span></text:p>
          </draw:text-box>
        </draw:frame>
        <draw:frame draw:style-name="gr109" draw:text-style-name="P10" draw:layer="layout" svg:width="7.051cm" svg:height="0.658cm" svg:x="39.476cm" svg:y="5.742cm">
          <draw:text-box>
            <text:p text:style-name="P4"><text:span text:style-name="T5">func </text:span><text:span text:style-name="T6"><text:a xlink:href="https://developer.apple.com/documentation/coremidi/1495166-midioutputportcreate" xlink:type="simple">MIDIOutputPortCreate</text:a></text:span><text:span text:style-name="T7"><text:s/></text:span></text:p>
          </draw:text-box>
        </draw:frame>
        <draw:frame draw:style-name="gr110" draw:text-style-name="P9" draw:layer="layout" svg:width="9.984cm" svg:height="0.492cm" svg:x="39.476cm" svg:y="6.37cm">
          <draw:text-box>
            <text:p text:style-name="P4"><text:span text:style-name="T4">Creates an output port through which a client sends </text:span></text:p>
          </draw:text-box>
        </draw:frame>
        <draw:frame draw:style-name="gr111" draw:text-style-name="P9" draw:layer="layout" svg:width="9.337cm" svg:height="0.492cm" svg:x="39.476cm" svg:y="6.864cm">
          <draw:text-box>
            <text:p text:style-name="P4"><text:span text:style-name="T4">outgoing MIDI messages to any MIDI destination.</text:span></text:p>
          </draw:text-box>
        </draw:frame>
        <draw:frame draw:style-name="gr112" draw:text-style-name="P10" draw:layer="layout" svg:width="5.684cm" svg:height="0.658cm" svg:x="39.476cm" svg:y="7.647cm">
          <draw:text-box>
            <text:p text:style-name="P4"><text:span text:style-name="T5">func </text:span><text:span text:style-name="T6"><text:a xlink:href="https://developer.apple.com/documentation/coremidi/1495345-midiportdispose" xlink:type="simple">MIDIPortDispose</text:a></text:span><text:span text:style-name="T7"><text:s/></text:span></text:p>
          </draw:text-box>
        </draw:frame>
        <draw:frame draw:style-name="gr113" draw:text-style-name="P9" draw:layer="layout" svg:width="4.587cm" svg:height="0.492cm" svg:x="39.476cm" svg:y="8.275cm">
          <draw:text-box>
            <text:p text:style-name="P4"><text:span text:style-name="T4">Disposes of a MIDI port.</text:span></text:p>
          </draw:text-box>
        </draw:frame>
        <draw:frame draw:style-name="gr114" draw:text-style-name="P10" draw:layer="layout" svg:width="7.555cm" svg:height="0.658cm" svg:x="39.476cm" svg:y="9.058cm">
          <draw:text-box>
            <text:p text:style-name="P4"><text:span text:style-name="T5">func </text:span><text:span text:style-name="T6"><text:a xlink:href="https://developer.apple.com/documentation/coremidi/1495278-midiportconnectsource" xlink:type="simple">MIDIPortConnectSource</text:a></text:span><text:span text:style-name="T7"><text:s/></text:span></text:p>
          </draw:text-box>
        </draw:frame>
        <draw:frame draw:style-name="gr115" draw:text-style-name="P9" draw:layer="layout" svg:width="10.623cm" svg:height="0.492cm" svg:x="39.476cm" svg:y="9.686cm">
          <draw:text-box>
            <text:p text:style-name="P4"><text:span text:style-name="T4">Makes a connection from a source to a client input port.</text:span></text:p>
          </draw:text-box>
        </draw:frame>
        <draw:frame draw:style-name="gr116" draw:text-style-name="P10" draw:layer="layout" svg:width="8.258cm" svg:height="0.658cm" svg:x="39.476cm" svg:y="10.469cm">
          <draw:text-box>
            <text:p text:style-name="P4"><text:span text:style-name="T5">func </text:span><text:span text:style-name="T6"><text:a xlink:href="https://developer.apple.com/documentation/coremidi/1495342-midiportdisconnectsource" xlink:type="simple">MIDIPortDisconnectSource</text:a></text:span><text:span text:style-name="T7"><text:s/></text:span></text:p>
          </draw:text-box>
        </draw:frame>
        <draw:frame draw:style-name="gr117" draw:text-style-name="P9" draw:layer="layout" svg:width="10.031cm" svg:height="0.492cm" svg:x="39.476cm" svg:y="11.098cm">
          <draw:text-box>
            <text:p text:style-name="P4"><text:span text:style-name="T4">Closes a previously established source-to-input port </text:span></text:p>
          </draw:text-box>
        </draw:frame>
        <draw:frame draw:style-name="gr118" draw:text-style-name="P9" draw:layer="layout" svg:width="2.229cm" svg:height="0.492cm" svg:x="39.476cm" svg:y="11.591cm">
          <draw:text-box>
            <text:p text:style-name="P4"><text:span text:style-name="T4">connection.</text:span></text:p>
          </draw:text-box>
        </draw:frame>
        <draw:frame draw:style-name="gr119" draw:text-style-name="P9" draw:layer="layout" svg:width="10.907cm" svg:height="0.492cm" svg:x="26.811cm" svg:y="3.054cm">
          <draw:text-box>
            <text:p text:style-name="P4"><text:span text:style-name="T4">An entity that a device owns and that contains endpoints.</text:span></text:p>
          </draw:text-box>
        </draw:frame>
        <draw:frame draw:style-name="gr120" draw:text-style-name="P10" draw:layer="layout" svg:width="6.623cm" svg:height="0.658cm" svg:x="26.811cm" svg:y="3.837cm">
          <draw:text-box>
            <text:p text:style-name="P4"><text:span text:style-name="T5">func </text:span><text:span text:style-name="T6"><text:a xlink:href="https://developer.apple.com/documentation/coremidi/1495210-midientitygetdevice" xlink:type="simple">MIDIEntityGetDevice</text:a></text:span><text:span text:style-name="T7"><text:s/></text:span></text:p>
          </draw:text-box>
        </draw:frame>
        <draw:frame draw:style-name="gr121" draw:text-style-name="P9" draw:layer="layout" svg:width="5.035cm" svg:height="0.492cm" svg:x="26.811cm" svg:y="4.465cm">
          <draw:text-box>
            <text:p text:style-name="P4"><text:span text:style-name="T4">Returns an entity’s device.</text:span></text:p>
          </draw:text-box>
        </draw:frame>
        <draw:frame draw:style-name="gr122" draw:text-style-name="P10" draw:layer="layout" svg:width="9.595cm" svg:height="0.658cm" svg:x="26.811cm" svg:y="5.248cm">
          <draw:text-box>
            <text:p text:style-name="P4"><text:span text:style-name="T5">func </text:span><text:span text:style-name="T6"><text:a xlink:href="https://developer.apple.com/documentation/coremidi/1495284-midientitygetnumberofsources" xlink:type="simple">MIDIEntityGetNumberOfSources</text:a></text:span><text:span text:style-name="T7"><text:s/></text:span></text:p>
          </draw:text-box>
        </draw:frame>
        <draw:frame draw:style-name="gr123" draw:text-style-name="P9" draw:layer="layout" svg:width="8.189cm" svg:height="0.492cm" svg:x="26.811cm" svg:y="5.876cm">
          <draw:text-box>
            <text:p text:style-name="P4"><text:span text:style-name="T4">Returns the number of sources in an entity.</text:span></text:p>
          </draw:text-box>
        </draw:frame>
        <draw:frame draw:style-name="gr124" draw:text-style-name="P10" draw:layer="layout" svg:width="6.7cm" svg:height="0.658cm" svg:x="26.811cm" svg:y="6.659cm">
          <draw:text-box>
            <text:p text:style-name="P4"><text:span text:style-name="T5">func </text:span><text:span text:style-name="T6"><text:a xlink:href="https://developer.apple.com/documentation/coremidi/1495236-midientitygetsource" xlink:type="simple">MIDIEntityGetSource</text:a></text:span><text:span text:style-name="T7"><text:s/></text:span></text:p>
          </draw:text-box>
        </draw:frame>
        <draw:frame draw:style-name="gr125" draw:text-style-name="P9" draw:layer="layout" svg:width="6.606cm" svg:height="0.492cm" svg:x="26.811cm" svg:y="7.288cm">
          <draw:text-box>
            <text:p text:style-name="P4"><text:span text:style-name="T4">Returns one of an entity’s sources.</text:span></text:p>
          </draw:text-box>
        </draw:frame>
        <draw:frame draw:style-name="gr126" draw:text-style-name="P10" draw:layer="layout" svg:width="10.649cm" svg:height="0.658cm" svg:x="26.811cm" svg:y="8.07cm">
          <draw:text-box>
            <text:p text:style-name="P4"><text:span text:style-name="T5">func </text:span><text:span text:style-name="T6"><text:a xlink:href="https://developer.apple.com/documentation/coremidi/1495188-midientitygetnumberofdestination" xlink:type="simple">MIDIEntityGetNumberOfDestinations</text:a></text:span><text:span text:style-name="T7"><text:s/></text:span></text:p>
          </draw:text-box>
        </draw:frame>
        <draw:frame draw:style-name="gr127" draw:text-style-name="P9" draw:layer="layout" svg:width="8.994cm" svg:height="0.492cm" svg:x="26.811cm" svg:y="8.699cm">
          <draw:text-box>
            <text:p text:style-name="P4"><text:span text:style-name="T4">Returns the number of destinations in an entity.</text:span></text:p>
          </draw:text-box>
        </draw:frame>
        <draw:frame draw:style-name="gr128" draw:text-style-name="P10" draw:layer="layout" svg:width="7.754cm" svg:height="0.658cm" svg:x="26.811cm" svg:y="9.482cm">
          <draw:text-box>
            <text:p text:style-name="P4"><text:span text:style-name="T5">func </text:span><text:span text:style-name="T6"><text:a xlink:href="https://developer.apple.com/documentation/coremidi/1495223-midientitygetdestination" xlink:type="simple">MIDIEntityGetDestination</text:a></text:span><text:span text:style-name="T7"><text:s/></text:span></text:p>
          </draw:text-box>
        </draw:frame>
        <draw:frame draw:style-name="gr129" draw:text-style-name="P9" draw:layer="layout" svg:width="7.41cm" svg:height="0.492cm" svg:x="26.811cm" svg:y="10.11cm">
          <draw:text-box>
            <text:p text:style-name="P4"><text:span text:style-name="T4">Returns one of an entity’s destinations.</text:span></text:p>
          </draw:text-box>
        </draw:frame>
        <draw:frame draw:style-name="gr130" draw:text-style-name="P9" draw:layer="layout" svg:width="6.826cm" svg:height="0.492cm" svg:x="14.182cm" svg:y="3.054cm">
          <draw:text-box>
            <text:p text:style-name="P4"><text:span text:style-name="T4">A MIDI device that contains entities.</text:span></text:p>
          </draw:text-box>
        </draw:frame>
        <draw:frame draw:style-name="gr131" draw:text-style-name="P10" draw:layer="layout" svg:width="8.097cm" svg:height="0.658cm" svg:x="14.182cm" svg:y="3.837cm">
          <draw:text-box>
            <text:p text:style-name="P4"><text:span text:style-name="T5">func </text:span><text:span text:style-name="T6"><text:a xlink:href="https://developer.apple.com/documentation/coremidi/1495164-midigetnumberofdevices" xlink:type="simple">MIDIGetNumberOfDevices</text:a></text:span><text:span text:style-name="T7"><text:s/></text:span></text:p>
          </draw:text-box>
        </draw:frame>
        <draw:frame draw:style-name="gr132" draw:text-style-name="P9" draw:layer="layout" svg:width="8.596cm" svg:height="0.492cm" svg:x="14.182cm" svg:y="4.465cm">
          <draw:text-box>
            <text:p text:style-name="P4"><text:span text:style-name="T4">Returns the number of devices in the system.</text:span></text:p>
          </draw:text-box>
        </draw:frame>
        <draw:frame draw:style-name="gr133" draw:text-style-name="P10" draw:layer="layout" svg:width="5.201cm" svg:height="0.658cm" svg:x="14.182cm" svg:y="5.248cm">
          <draw:text-box>
            <text:p text:style-name="P4"><text:span text:style-name="T5">func </text:span><text:span text:style-name="T6"><text:a xlink:href="https://developer.apple.com/documentation/coremidi/1495368-midigetdevice" xlink:type="simple">MIDIGetDevice</text:a></text:span><text:span text:style-name="T7"><text:s/></text:span></text:p>
          </draw:text-box>
        </draw:frame>
        <draw:frame draw:style-name="gr134" draw:text-style-name="P9" draw:layer="layout" svg:width="6.492cm" svg:height="0.492cm" svg:x="14.182cm" svg:y="5.876cm">
          <draw:text-box>
            <text:p text:style-name="P4"><text:span text:style-name="T4">Returns a device from the system.</text:span></text:p>
          </draw:text-box>
        </draw:frame>
        <draw:frame draw:style-name="gr135" draw:text-style-name="P10" draw:layer="layout" svg:width="10.137cm" svg:height="0.658cm" svg:x="14.182cm" svg:y="6.659cm">
          <draw:text-box>
            <text:p text:style-name="P4"><text:span text:style-name="T5">func </text:span><text:span text:style-name="T6"><text:a xlink:href="https://developer.apple.com/documentation/coremidi/1495171-midigetnumberofexternaldevices" xlink:type="simple">MIDIGetNumberOfExternalDevices</text:a></text:span><text:span text:style-name="T7"><text:s/></text:span></text:p>
          </draw:text-box>
        </draw:frame>
        <draw:frame draw:style-name="gr136" draw:text-style-name="P9" draw:layer="layout" svg:width="8.702cm" svg:height="0.492cm" svg:x="14.182cm" svg:y="7.288cm">
          <draw:text-box>
            <text:p text:style-name="P4"><text:span text:style-name="T4">Returns the number of external MIDI devices <text:s/></text:span></text:p>
          </draw:text-box>
        </draw:frame>
        <draw:frame draw:style-name="gr137" draw:text-style-name="P9" draw:layer="layout" svg:width="2.648cm" svg:height="0.492cm" svg:x="14.182cm" svg:y="7.781cm">
          <draw:text-box>
            <text:p text:style-name="P4"><text:span text:style-name="T4">in the system.</text:span></text:p>
          </draw:text-box>
        </draw:frame>
        <draw:frame draw:style-name="gr138" draw:text-style-name="P10" draw:layer="layout" svg:width="7.242cm" svg:height="0.658cm" svg:x="14.182cm" svg:y="8.564cm">
          <draw:text-box>
            <text:p text:style-name="P4"><text:span text:style-name="T5">func </text:span><text:span text:style-name="T6"><text:a xlink:href="https://developer.apple.com/documentation/coremidi/1495149-midigetexternaldevice" xlink:type="simple">MIDIGetExternalDevice</text:a></text:span><text:span text:style-name="T7"><text:s/></text:span></text:p>
          </draw:text-box>
        </draw:frame>
        <draw:frame draw:style-name="gr139" draw:text-style-name="P9" draw:layer="layout" svg:width="9.48cm" svg:height="0.492cm" svg:x="14.182cm" svg:y="9.193cm">
          <draw:text-box>
            <text:p text:style-name="P4"><text:span text:style-name="T4">Returns one of the external devices in the system.</text:span></text:p>
          </draw:text-box>
        </draw:frame>
        <draw:frame draw:style-name="gr140" draw:text-style-name="P10" draw:layer="layout" svg:width="9.663cm" svg:height="0.658cm" svg:x="14.182cm" svg:y="9.975cm">
          <draw:text-box>
            <text:p text:style-name="P4"><text:span text:style-name="T5">func </text:span><text:span text:style-name="T6"><text:a xlink:href="https://developer.apple.com/documentation/coremidi/1495354-mididevicegetnumberofentities" xlink:type="simple">MIDIDeviceGetNumberOfEntities</text:a></text:span><text:span text:style-name="T7"><text:s/></text:span></text:p>
          </draw:text-box>
        </draw:frame>
        <draw:frame draw:style-name="gr141" draw:text-style-name="P9" draw:layer="layout" svg:width="8.016cm" svg:height="0.492cm" svg:x="14.182cm" svg:y="10.604cm">
          <draw:text-box>
            <text:p text:style-name="P4"><text:span text:style-name="T4">Returns the number of entities in a device.</text:span></text:p>
          </draw:text-box>
        </draw:frame>
        <draw:frame draw:style-name="gr120" draw:text-style-name="P10" draw:layer="layout" svg:width="6.623cm" svg:height="0.658cm" svg:x="14.182cm" svg:y="11.387cm">
          <draw:text-box>
            <text:p text:style-name="P4"><text:span text:style-name="T5">func </text:span><text:span text:style-name="T6"><text:a xlink:href="https://developer.apple.com/documentation/coremidi/1495261-mididevicegetentity" xlink:type="simple">MIDIDeviceGetEntity</text:a></text:span><text:span text:style-name="T7"><text:s/></text:span></text:p>
          </draw:text-box>
        </draw:frame>
        <draw:frame draw:style-name="gr142" draw:text-style-name="P9" draw:layer="layout" svg:width="8.727cm" svg:height="0.492cm" svg:x="14.182cm" svg:y="12.015cm">
          <draw:text-box>
            <text:p text:style-name="P4"><text:span text:style-name="T4">Returns the device’s entity at a speciﬁc index.</text:span></text:p>
          </draw:text-box>
        </draw:frame>
        <draw:frame draw:style-name="gr143" draw:text-style-name="P9" draw:layer="layout" svg:width="7.702cm" svg:height="0.492cm" svg:x="1.482cm" svg:y="3.054cm">
          <draw:text-box>
            <text:p text:style-name="P4"><text:span text:style-name="T4">An object that maintains per-client state.</text:span></text:p>
          </draw:text-box>
        </draw:frame>
        <draw:frame draw:style-name="gr144" draw:text-style-name="P10" draw:layer="layout" svg:width="5.709cm" svg:height="0.658cm" svg:x="1.482cm" svg:y="3.837cm">
          <draw:text-box>
            <text:p text:style-name="P4"><text:span text:style-name="T5">func </text:span><text:span text:style-name="T6"><text:a xlink:href="https://developer.apple.com/documentation/coremidi/1495360-midiclientcreate" xlink:type="simple">MIDIClientCreate</text:a></text:span><text:span text:style-name="T7"><text:s/></text:span></text:p>
          </draw:text-box>
        </draw:frame>
        <draw:frame draw:style-name="gr145" draw:text-style-name="P9" draw:layer="layout" svg:width="4.083cm" svg:height="0.492cm" svg:x="1.482cm" svg:y="4.465cm">
          <draw:text-box>
            <text:p text:style-name="P4"><text:span text:style-name="T4">Creates a MIDI client.</text:span></text:p>
          </draw:text-box>
        </draw:frame>
        <draw:frame draw:style-name="gr146" draw:text-style-name="P10" draw:layer="layout" svg:width="8.274cm" svg:height="0.658cm" svg:x="1.482cm" svg:y="5.248cm">
          <draw:text-box>
            <text:p text:style-name="P4"><text:span text:style-name="T5">func </text:span><text:span text:style-name="T6"><text:a xlink:href="https://developer.apple.com/documentation/coremidi/1495330-midiclientcreatewithblock" xlink:type="simple">MIDIClientCreateWithBlock</text:a></text:span><text:span text:style-name="T7"><text:s/></text:span></text:p>
          </draw:text-box>
        </draw:frame>
        <draw:frame draw:style-name="gr147" draw:text-style-name="P9" draw:layer="layout" svg:width="8.177cm" svg:height="0.492cm" svg:x="1.482cm" svg:y="5.876cm">
          <draw:text-box>
            <text:p text:style-name="P4"><text:span text:style-name="T4">Creates a MIDI client with a callback block.</text:span></text:p>
          </draw:text-box>
        </draw:frame>
        <draw:frame draw:style-name="gr41" draw:text-style-name="P10" draw:layer="layout" svg:width="6.086cm" svg:height="0.658cm" svg:x="1.482cm" svg:y="6.659cm">
          <draw:text-box>
            <text:p text:style-name="P4"><text:span text:style-name="T5">func </text:span><text:span text:style-name="T6"><text:a xlink:href="https://developer.apple.com/documentation/coremidi/1495335-midiclientdispose" xlink:type="simple">MIDIClientDispose</text:a></text:span><text:span text:style-name="T7"><text:s/></text:span></text:p>
          </draw:text-box>
        </draw:frame>
        <draw:frame draw:style-name="gr148" draw:text-style-name="P9" draw:layer="layout" svg:width="4.836cm" svg:height="0.492cm" svg:x="1.482cm" svg:y="7.288cm">
          <draw:text-box>
            <text:p text:style-name="P4"><text:span text:style-name="T4">Disposes of a MIDI client.</text:span></text:p>
          </draw:text-box>
        </draw:frame>
        <draw:frame draw:style-name="gr149" draw:text-style-name="P5" draw:layer="layout" svg:width="8.249cm" svg:height="0.827cm" svg:x="1.411cm" svg:y="8.395cm">
          <draw:text-box>
            <text:p text:style-name="P4"><text:span text:style-name="T1">MIDI Object Conﬁguration</text:span></text:p>
          </draw:text-box>
        </draw:frame>
        <draw:frame draw:style-name="gr150" draw:text-style-name="P10" draw:layer="layout" svg:width="8.568cm" svg:height="0.658cm" svg:x="1.482cm" svg:y="9.482cm">
          <draw:text-box>
            <text:p text:style-name="P4"><text:span text:style-name="T5">typealias </text:span><text:span text:style-name="T6"><text:a xlink:href="https://developer.apple.com/documentation/coremidi/midiobjectref" xlink:type="simple">MIDIObjectRef</text:a></text:span><text:span text:style-name="T7"><text:s/></text:span><text:span text:style-name="T8">=</text:span><text:span text:style-name="T7"> </text:span><text:span text:style-name="T9">UInt32</text:span><text:span text:style-name="T7"> </text:span></text:p>
          </draw:text-box>
        </draw:frame>
        <draw:frame draw:style-name="gr151" draw:text-style-name="P9" draw:layer="layout" svg:width="6.644cm" svg:height="0.492cm" svg:x="1.482cm" svg:y="10.11cm">
          <draw:text-box>
            <text:p text:style-name="P4"><text:span text:style-name="T4">The common base class for many <text:s/></text:span></text:p>
          </draw:text-box>
        </draw:frame>
        <draw:frame draw:style-name="gr152" draw:text-style-name="P9" draw:layer="layout" svg:width="5.171cm" svg:height="0.492cm" svg:x="1.482cm" svg:y="10.604cm">
          <draw:text-box>
            <text:p text:style-name="P4"><text:span text:style-name="T4">of the framework’s objects.</text:span></text:p>
          </draw:text-box>
        </draw:frame>
        <draw:frame draw:style-name="gr153" draw:text-style-name="P10" draw:layer="layout" svg:width="8.355cm" svg:height="0.658cm" svg:x="1.482cm" svg:y="11.387cm">
          <draw:text-box>
            <text:p text:style-name="P4"><text:span text:style-name="T5">func </text:span><text:span text:style-name="T6"><text:a xlink:href="https://developer.apple.com/documentation/coremidi/1495191-midiobjectfindbyuniqueid" xlink:type="simple">MIDIObjectFindByUniqueID</text:a></text:span><text:span text:style-name="T7"><text:s/></text:span></text:p>
          </draw:text-box>
        </draw:frame>
        <draw:frame draw:style-name="gr154" draw:text-style-name="P9" draw:layer="layout" svg:width="7.144cm" svg:height="0.492cm" svg:x="1.482cm" svg:y="12.015cm">
          <draw:text-box>
            <text:p text:style-name="P4"><text:span text:style-name="T4">Locates a device, entity, or endpoint <text:s/></text:span></text:p>
          </draw:text-box>
        </draw:frame>
        <draw:frame draw:style-name="gr155" draw:text-style-name="P9" draw:layer="layout" svg:width="4.286cm" svg:height="0.492cm" svg:x="1.482cm" svg:y="12.509cm">
          <draw:text-box>
            <text:p text:style-name="P4"><text:span text:style-name="T4">by its unique identiﬁer.</text:span></text:p>
          </draw:text-box>
        </draw:frame>
        <draw:frame draw:style-name="gr156" draw:text-style-name="P10" draw:layer="layout" svg:width="5.742cm" svg:height="0.658cm" svg:x="1.482cm" svg:y="13.292cm">
          <draw:text-box>
            <text:p text:style-name="P4"><text:span text:style-name="T6"><text:a xlink:href="https://developer.apple.com/documentation/coremidi/midi_services/midi_object_properties" xlink:type="simple">MIDI Object Properties</text:a></text:span></text:p>
          </draw:text-box>
        </draw:frame>
        <draw:frame draw:style-name="gr157" draw:text-style-name="P9" draw:layer="layout" svg:width="6.919cm" svg:height="0.492cm" svg:x="1.482cm" svg:y="13.92cm">
          <draw:text-box>
            <text:p text:style-name="P4"><text:span text:style-name="T4">List of the properties of MIDI objects</text:span></text:p>
          </draw:text-box>
        </draw:frame>
        <draw:frame draw:style-name="gr158" draw:text-style-name="P10" draw:layer="layout" svg:width="5.303cm" svg:height="0.658cm" svg:x="1.411cm" svg:y="14.703cm">
          <draw:text-box>
            <text:p text:style-name="P4"><text:span text:style-name="T6"><text:a xlink:href="https://developer.apple.com/documentation/coremidi/midi_services/1495156-midi_services_errors" xlink:type="simple">MIDI Services Errors</text:a></text:span><text:span text:style-name="T6"><text:s/></text:span></text:p>
          </draw:text-box>
        </draw:frame>
        <draw:frame draw:style-name="gr159" draw:text-style-name="P9" draw:layer="layout" svg:width="7.106cm" svg:height="0.492cm" svg:x="1.411cm" svg:y="15.331cm">
          <draw:text-box>
            <text:p text:style-name="P4"><text:span text:style-name="T4">Error codes for Core MIDI operations.</text:span></text:p>
          </draw:text-box>
        </draw:frame>
        <draw:frame draw:style-name="gr160" draw:text-style-name="P10" draw:layer="layout" svg:width="5.285cm" svg:height="0.658cm" svg:x="1.411cm" svg:y="16.114cm">
          <draw:text-box>
            <text:p text:style-name="P4"><text:span text:style-name="T6"><text:a xlink:href="https://developer.apple.com/documentation/coremidi/midi_services/deprecated_symbols" xlink:type="simple">Deprecated Symbols</text:a></text:span></text:p>
          </draw:text-box>
        </draw:frame>
        <draw:path draw:style-name="gr2" draw:text-style-name="P2" draw:layer="layout" svg:width="15.487cm" svg:height="17.71cm" svg:x="51.523cm" svg:y="19.455cm" svg:viewBox="0 0 15488 17711" svg:d="M0 17005v-16299c0-23 1-46 3-69s6-46 10-69c5-23 10-45 17-67s15-44 23-65c9-22 19-42 30-63 11-20 23-40 36-59 12-19 26-38 41-56s30-35 46-51c17-16 34-32 52-47 18-14 36-28 55-41s39-25 60-35c20-11 41-21 62-30 22-9 43-17 65-23 23-7 45-13 68-17 22-5 45-8 68-10 23-3 46-4 69-4h14077c23 0 46 1 69 4 23 2 46 5 69 10 22 4 45 10 67 17 22 6 44 14 65 23s42 19 63 30c20 10 40 22 59 35s38 27 56 41c18 15 35 31 51 47s32 33 46 51c15 18 29 37 42 56s24 39 35 59c11 21 21 41 30 63 9 21 17 43 23 65 7 22 13 44 17 67 5 23 8 46 10 69 3 23 4 46 4 69v16299c0 23-1 46-4 69-2 23-5 46-10 69-4 22-10 45-17 67-6 22-14 44-23 65s-19 42-30 63c-11 20-22 40-35 59s-27 38-42 56c-14 18-30 35-46 51s-33 32-51 46c-18 15-37 29-56 42s-39 24-59 35c-21 11-42 21-63 30s-43 17-65 23c-22 7-45 13-67 17-23 5-46 8-69 10-23 3-46 4-69 4h-14077c-23 0-46-1-69-4-23-2-46-5-68-10-23-4-45-10-68-17-22-6-43-14-65-23-21-9-42-19-62-30-21-11-41-22-60-35s-37-27-55-42c-18-14-35-30-52-46-16-16-31-33-46-51s-29-37-41-56c-13-19-25-39-36-59-11-21-21-42-30-63-8-21-16-43-23-65s-12-45-17-67c-4-23-8-46-10-69s-3-46-3-69z">
          <text:p/>
        </draw:path>
        <draw:path draw:style-name="gr3" draw:text-style-name="P3" draw:layer="layout" svg:width="15.487cm" svg:height="17.71cm" svg:x="51.523cm" svg:y="19.455cm" svg:viewBox="0 0 15488 17711" svg:d="M0 17023v-16335c0-22 1-45 3-67 2-23 6-45 10-67s10-44 16-66c7-21 14-42 23-63s18-41 29-61 22-39 35-58c12-19 26-37 40-54 14-18 29-34 45-50s33-31 50-46c18-14 36-27 54-40 19-12 38-24 58-35 20-10 41-20 61-28 21-9 42-17 64-23 21-7 43-12 65-17 23-4 45-7 67-9 23-3 45-4 68-4h14112c22 0 45 1 67 4 23 2 45 5 67 9 22 5 44 10 65 17 22 6 43 14 64 23 21 8 41 18 61 28 20 11 39 23 58 35 19 13 37 26 54 40 18 15 34 30 50 46s31 32 45 50c15 17 28 35 41 54 12 19 24 38 34 58 11 20 21 40 29 61 9 21 16 42 23 63 7 22 12 44 16 66 5 22 8 44 10 67 3 22 4 45 4 67v16335c0 22-1 45-4 67-2 23-5 45-10 67-4 22-9 44-16 65-7 22-14 43-23 64-8 21-18 41-29 61-10 20-22 39-34 58-13 19-26 37-41 54-14 18-29 34-45 50s-32 31-50 45c-17 15-35 28-54 41-19 12-38 24-58 34-20 11-40 21-61 29-21 9-42 16-64 23-21 7-43 12-65 16-22 5-44 8-67 10-22 3-45 4-67 4h-14112c-23 0-45-1-68-4-22-2-44-5-67-10-22-4-44-9-65-16-22-7-43-14-64-23-20-8-41-18-61-29-20-10-39-22-58-34-18-13-36-26-54-41-17-14-34-29-50-45s-31-32-45-50c-14-17-28-35-40-54-13-19-24-38-35-58s-20-40-29-61-16-42-23-64c-6-21-12-43-16-65s-8-44-10-67c-2-22-3-45-3-67z">
          <text:p/>
        </draw:path>
        <draw:frame draw:style-name="gr161" draw:text-style-name="P9" draw:layer="layout" svg:width="8.778cm" svg:height="0.492cm" svg:x="1.411cm" svg:y="16.742cm">
          <draw:text-box>
            <text:p text:style-name="P4"><text:span text:style-name="T4">Unsupported symbols and their replacements.</text:span></text:p>
          </draw:text-box>
        </draw:frame>
        <draw:path draw:style-name="gr162" draw:text-style-name="P12" draw:layer="layout" svg:width="13.758cm" svg:height="7.302cm" svg:x="52.405cm" svg:y="21.078cm" svg:viewBox="0 0 13759 7303" svg:d="M0 6951v-6598c0-23 2-46 6-69 5-23 12-45 20-66 9-22 20-42 33-61 13-20 28-37 44-54 16-16 34-31 53-44 20-12 40-23 61-32 22-9 44-16 67-20 22-5 45-7 68-7h13054c23 0 46 2 69 7 23 4 45 11 66 20 22 9 42 20 61 32 19 13 37 28 54 44 16 17 31 34 44 54 12 19 23 39 32 61 9 21 16 43 20 66 5 23 7 46 7 69v6598c0 23-2 46-7 69-4 22-11 44-20 66-9 21-20 41-32 61-13 19-28 37-44 53-17 17-35 31-54 44s-39 24-61 33c-21 8-43 15-66 20-23 4-46 6-69 6h-13054c-23 0-46-2-68-6-23-5-45-12-67-20-21-9-41-20-61-33-19-13-37-27-53-44-16-16-31-34-44-53-13-20-24-40-33-61-8-22-15-44-20-66-4-23-6-46-6-69z">
          <text:p/>
        </draw:path>
        <draw:path draw:style-name="gr3" draw:text-style-name="P3" draw:layer="layout" svg:width="13.758cm" svg:height="7.302cm" svg:x="52.405cm" svg:y="21.078cm" svg:viewBox="0 0 13759 7303" svg:d="M0 6968v-6633c0-22 2-44 6-65 4-22 11-43 19-63 9-20 19-40 31-58s26-35 42-51c15-15 32-29 51-42 18-12 37-22 58-31 20-8 41-14 62-19 22-4 44-6 66-6h13089c22 0 44 2 65 6 22 5 43 11 63 19 20 9 40 19 58 31 18 13 35 27 51 42 15 16 29 33 41 51 13 18 23 38 31 58 9 20 15 41 20 63 4 21 6 43 6 65v6633c0 22-2 44-6 66-5 21-11 42-20 63-8 20-18 39-31 58-12 18-26 35-41 50-16 16-33 30-51 42s-38 23-58 31-41 15-63 19c-21 4-43 6-65 6h-13089c-22 0-44-2-66-6-21-4-42-11-62-19-21-8-40-19-58-31-19-12-36-26-51-42-16-15-30-32-42-50-12-19-22-38-31-58-8-21-15-42-19-63-4-22-6-44-6-66z">
          <text:p/>
        </draw:path>
        <draw:path draw:style-name="gr162" draw:text-style-name="P12" draw:layer="layout" svg:width="13.758cm" svg:height="7.303cm" svg:x="52.405cm" svg:y="28.98cm" svg:viewBox="0 0 13759 7304" svg:d="M0 6951v-6598c0-23 2-46 6-69 5-23 12-45 20-66 9-21 20-42 33-61s28-37 44-53c16-17 34-31 53-44 20-13 40-24 61-33 22-9 44-16 67-20 22-5 45-7 68-7h13054c23 0 46 2 69 7 23 4 45 11 66 20 22 9 42 20 61 33s37 27 54 44c16 16 31 34 44 53 12 19 23 40 32 61s16 43 20 66c5 23 7 46 7 69v6598c0 23-2 46-7 69-4 22-11 45-20 66s-20 42-32 61c-13 19-28 37-44 53-17 17-35 31-54 44s-39 24-61 33c-21 9-43 15-66 20-23 4-46 7-69 7h-13054c-23 0-46-3-68-7-23-5-45-11-67-20-21-9-41-20-61-33-19-13-37-27-53-44-16-16-31-34-44-53s-24-40-33-61c-8-21-15-44-20-66-4-23-6-46-6-69z">
          <text:p/>
        </draw:path>
        <draw:path draw:style-name="gr3" draw:text-style-name="P3" draw:layer="layout" svg:width="13.758cm" svg:height="7.303cm" svg:x="52.405cm" svg:y="28.98cm" svg:viewBox="0 0 13759 7304" svg:d="M0 6969v-6634c0-22 2-43 6-65s11-43 19-63c9-20 19-40 31-58s26-35 42-51c15-15 32-29 51-41 18-13 37-23 58-31 20-9 41-15 62-19 22-5 44-7 66-7h13089c22 0 44 2 65 7 22 4 43 10 63 19 20 8 40 18 58 31 18 12 35 26 51 41 15 16 29 33 41 51 13 18 23 38 31 58 9 20 15 41 20 63 4 22 6 43 6 65v6634c0 22-2 43-6 65-5 22-11 42-20 63-8 20-18 39-31 58-12 18-26 35-41 51-16 15-33 29-51 41s-38 23-58 31c-20 9-41 15-63 19-21 5-43 7-65 7h-13089c-22 0-44-2-66-7-21-4-42-10-62-19-21-8-40-19-58-31-19-12-36-26-51-41-16-16-30-33-42-51-12-19-22-38-31-58-8-21-15-41-19-63s-6-43-6-65z">
          <text:p/>
        </draw:path>
        <draw:frame draw:style-name="gr163" draw:text-style-name="P5" draw:layer="layout" svg:width="3.541cm" svg:height="0.827cm" svg:x="62.689cm" svg:y="19.86cm">
          <draw:text-box>
            <text:p text:style-name="P4"><text:span text:style-name="T1">MIDI Driver</text:span></text:p>
          </draw:text-box>
        </draw:frame>
        <draw:frame draw:style-name="gr164" draw:text-style-name="P5" draw:layer="layout" svg:width="6.979cm" svg:height="0.827cm" svg:x="52.74cm" svg:y="21.271cm">
          <draw:text-box>
            <text:p text:style-name="P4"><text:span text:style-name="T1">Device 1 (Synthesizer)</text:span></text:p>
          </draw:text-box>
        </draw:frame>
        <draw:path draw:style-name="gr165" draw:text-style-name="P13" draw:layer="layout" svg:width="13.053cm" svg:height="2.61cm" svg:x="52.757cm" svg:y="22.313cm" svg:viewBox="0 0 13054 2611" svg:d="M0 2257v-1905c0-23 3-46 7-68 5-23 11-45 20-67 9-21 20-41 33-61 13-19 27-37 44-53 16-16 34-31 53-44s40-24 61-32c22-9 44-16 66-21 23-4 46-6 69-6h12348c24 0 47 2 69 6 23 5 45 12 66 21 22 8 42 19 61 32 20 13 37 28 54 44 16 16 31 34 44 53 13 20 23 40 32 61 9 22 16 44 20 67 5 22 7 45 7 68v1905c0 24-2 47-7 69-4 23-11 45-20 66-9 22-19 42-32 61-13 20-28 39-44 55-17 16-34 31-54 44-19 13-39 24-61 32-21 9-43 16-66 20-22 5-45 7-69 7h-12348c-23 0-46-2-69-7-22-4-44-11-66-20-21-8-42-19-61-32s-37-28-53-44c-17-16-31-35-44-55-13-19-24-39-33-61-9-21-15-43-20-66-4-22-7-45-7-69z">
          <text:p/>
        </draw:path>
        <draw:path draw:style-name="gr3" draw:text-style-name="P3" draw:layer="layout" svg:width="13.053cm" svg:height="2.61cm" svg:x="52.757cm" svg:y="22.313cm" svg:viewBox="0 0 13054 2611" svg:d="M0 2275v-1940c0-22 3-44 7-66 4-21 11-42 19-62 8-21 19-40 31-58 12-19 26-36 42-51 15-16 32-30 50-42 19-12 38-22 58-31 21-8 42-15 63-19 22-4 44-6 66-6h12383c22 0 44 2 65 6 22 4 43 11 63 19 21 9 40 19 58 31 19 12 35 26 51 42 16 15 29 32 42 51 12 18 22 37 31 58 8 20 14 41 19 62 4 22 6 44 6 66v1940c0 22-2 44-6 65-5 22-11 43-19 63-9 21-19 40-31 58-13 19-26 37-42 52-16 16-32 30-51 42-18 12-37 22-58 31-20 8-41 15-63 19-21 4-43 6-65 6h-12383c-22 0-44-2-66-6-21-4-42-11-63-19-20-9-39-19-58-31-18-12-35-26-50-42-16-15-30-33-42-52-12-18-23-37-31-58-8-20-15-41-19-63-4-21-7-43-7-65z">
          <text:p/>
        </draw:path>
        <draw:frame draw:style-name="gr166" draw:text-style-name="P5" draw:layer="layout" svg:width="6.301cm" svg:height="0.827cm" svg:x="52.74cm" svg:y="29.209cm">
          <draw:text-box>
            <text:p text:style-name="P4"><text:span text:style-name="T1">Device 2 (MIDI Hub)</text:span></text:p>
          </draw:text-box>
        </draw:frame>
        <draw:path draw:style-name="gr167" draw:text-style-name="P14" draw:layer="layout" svg:width="3.633cm" svg:height="1.094cm" svg:x="53.181cm" svg:y="23.512cm" svg:viewBox="0 0 3634 1095" svg:d="M0 917v-740c0-12 1-24 3-35s6-22 10-33c5-11 10-21 16-30 7-10 14-19 22-27 9-8 18-16 27-22 10-7 20-12 31-16 10-5 21-8 33-10 11-3 23-4 34-4h3282c12 0 23 1 34 4 12 2 23 5 33 10 11 4 21 9 31 16 10 6 19 14 27 22s15 17 22 27c6 9 12 19 16 30s8 22 10 33 3 23 3 35v740c0 12-1 23-3 35-2 11-6 22-10 33s-10 21-16 30c-7 10-14 19-22 27s-17 16-27 22-20 12-31 16c-10 6-21 9-33 11-11 3-22 4-34 4h-3282c-11 0-23-1-34-4-12-2-23-5-33-11-11-4-21-10-31-16-9-6-18-14-27-22-8-8-15-17-22-27-6-9-11-19-16-30-4-11-8-22-10-33-2-12-3-23-3-35z">
          <text:p/>
        </draw:path>
        <draw:path draw:style-name="gr3" draw:text-style-name="P3" draw:layer="layout" svg:width="3.633cm" svg:height="1.094cm" svg:x="53.181cm" svg:y="23.512cm" svg:viewBox="0 0 3634 1095" svg:d="M0 935v-776c0-11 1-21 3-31s5-20 9-30c4-9 9-19 15-27 5-9 12-17 19-24 8-8 16-14 24-20 9-6 18-11 28-15 9-4 19-7 30-9 10-2 20-3 31-3h3317c10 0 20 1 31 3 10 2 20 5 29 9 10 4 19 9 28 15 8 6 16 12 24 20 7 7 14 15 20 24 5 8 10 18 14 27 4 10 7 20 9 30s3 20 3 31v776c0 10-1 21-3 31s-5 20-9 30c-4 9-9 19-14 27-6 9-13 17-20 24-8 8-16 14-24 20-9 6-18 11-28 16-9 4-19 7-29 9-11 2-21 3-31 3h-3317c-11 0-21-1-31-3-11-2-21-5-30-9-10-5-19-10-28-16-8-6-16-12-24-20-7-7-14-15-19-24-6-8-11-18-15-27-4-10-7-20-9-30s-3-21-3-31z">
          <text:p/>
        </draw:path>
        <draw:frame draw:style-name="gr168" draw:text-style-name="P7" draw:layer="layout" svg:width="2.127cm" svg:height="0.742cm" svg:x="63.535cm" svg:y="22.397cm">
          <draw:text-box>
            <text:p text:style-name="P4"><text:span text:style-name="T3">Entity 1</text:span></text:p>
          </draw:text-box>
        </draw:frame>
        <draw:path draw:style-name="gr167" draw:text-style-name="P14" draw:layer="layout" svg:width="3.633cm" svg:height="1.094cm" svg:x="57.132cm" svg:y="23.512cm" svg:viewBox="0 0 3634 1095" svg:d="M0 917v-740c0-12 1-24 3-35 3-11 6-22 10-33 5-11 10-21 17-30 6-10 13-19 22-27 8-8 17-16 26-22 10-7 20-12 31-16 10-5 21-8 33-10 11-3 23-4 34-4h3282c12 0 23 1 34 4 12 2 23 5 34 10 10 4 20 9 30 16 10 6 19 14 27 22s15 17 22 27c6 9 12 19 16 30s8 22 10 33 3 23 3 35v740c0 12-1 23-3 35-2 11-6 22-10 33s-10 21-16 30c-7 10-14 19-22 27s-17 16-27 22-20 12-30 16c-11 6-22 9-34 11-11 3-22 4-34 4h-3282c-11 0-23-1-34-4-12-2-23-5-33-11-11-4-21-10-31-16-9-6-18-14-26-22-9-8-16-17-22-27-7-9-12-19-17-30-4-11-7-22-10-33-2-12-3-23-3-35z">
          <text:p/>
        </draw:path>
        <draw:path draw:style-name="gr3" draw:text-style-name="P3" draw:layer="layout" svg:width="3.633cm" svg:height="1.094cm" svg:x="57.132cm" svg:y="23.512cm" svg:viewBox="0 0 3634 1095" svg:d="M0 935v-776c0-11 1-21 3-31s5-20 9-30c4-9 9-19 15-27 5-9 12-17 19-24 8-8 16-14 24-20 9-6 18-11 28-15 9-4 19-7 30-9 10-2 20-3 31-3h3317c10 0 20 1 31 3 10 2 20 5 29 9 10 4 19 9 28 15s17 12 24 20c7 7 14 15 20 24 6 8 10 18 14 27 4 10 7 20 9 30s3 20 3 31v776c0 10-1 21-3 31s-5 20-9 30c-4 9-8 19-14 27-6 9-13 17-20 24-7 8-15 14-24 20s-18 11-28 16c-9 4-19 7-29 9-11 2-21 3-31 3h-3317c-11 0-21-1-31-3-11-2-21-5-30-9-10-5-19-10-28-16-8-6-16-12-24-20-7-7-14-15-19-24-6-8-11-18-15-27-4-10-7-20-9-30s-3-21-3-31z">
          <text:p/>
        </draw:path>
        <draw:frame draw:style-name="gr169" draw:text-style-name="P10" draw:layer="layout" svg:width="2.737cm" svg:height="0.658cm" svg:x="53.481cm" svg:y="23.734cm">
          <draw:text-box>
            <text:p text:style-name="P4"><text:span text:style-name="T8">Endpoint 1</text:span></text:p>
          </draw:text-box>
        </draw:frame>
        <draw:path draw:style-name="gr167" draw:text-style-name="P14" draw:layer="layout" svg:width="3.634cm" svg:height="1.094cm" svg:x="61.083cm" svg:y="23.512cm" svg:viewBox="0 0 3635 1095" svg:d="M0 917v-740c0-12 1-24 3-35 3-11 6-22 10-33 5-11 10-21 17-30 6-10 13-19 22-27 8-8 17-16 26-22 10-7 20-12 31-16 11-5 22-8 33-10 11-3 23-4 34-4h3282c12 0 23 1 35 4 11 2 22 5 33 10 10 4 21 9 30 16 10 6 19 14 27 22s15 17 22 27c6 9 12 19 16 30 5 11 8 22 10 33s4 23 4 35v740c0 12-2 23-4 35-2 11-5 22-10 33-4 11-10 21-16 30-7 10-14 19-22 27s-17 16-27 22c-9 6-20 12-30 16-11 6-22 9-33 11-12 3-23 4-35 4h-3282c-11 0-23-1-34-4-11-2-22-5-33-11-11-4-21-10-31-16-9-6-18-14-26-22-9-8-16-17-22-27-7-9-12-19-17-30-4-11-7-22-10-33-2-12-3-23-3-35z">
          <text:p/>
        </draw:path>
        <draw:path draw:style-name="gr3" draw:text-style-name="P3" draw:layer="layout" svg:width="3.634cm" svg:height="1.094cm" svg:x="61.083cm" svg:y="23.512cm" svg:viewBox="0 0 3635 1095" svg:d="M0 935v-776c0-11 1-21 3-31s5-20 9-30c4-9 9-19 15-27 6-9 12-17 19-24 8-8 16-14 25-20 8-6 17-11 27-15s20-7 30-9 20-3 31-3h3317c10 0 21 1 31 3s20 5 30 9c9 4 18 9 27 15s17 12 24 20c7 7 14 15 20 24 6 8 11 18 14 27 4 10 7 20 10 30 2 10 3 20 3 31v776c0 10-1 21-3 31-3 10-6 20-10 30-3 9-8 19-14 27-6 9-13 17-20 24-7 8-15 14-24 20s-18 11-27 16c-10 4-20 7-30 9s-21 3-31 3h-3317c-11 0-21-1-31-3s-20-5-30-9c-10-5-19-10-27-16-9-6-17-12-25-20-7-7-13-15-19-24-6-8-11-18-15-27-4-10-7-20-9-30s-3-21-3-31z">
          <text:p/>
        </draw:path>
        <draw:frame draw:style-name="gr169" draw:text-style-name="P10" draw:layer="layout" svg:width="2.737cm" svg:height="0.658cm" svg:x="57.432cm" svg:y="23.734cm">
          <draw:text-box>
            <text:p text:style-name="P4"><text:span text:style-name="T8">Endpoint 2</text:span></text:p>
          </draw:text-box>
        </draw:frame>
        <draw:frame draw:style-name="gr169" draw:text-style-name="P10" draw:layer="layout" svg:width="2.737cm" svg:height="0.658cm" svg:x="61.383cm" svg:y="23.734cm">
          <draw:text-box>
            <text:p text:style-name="P4"><text:span text:style-name="T8">Endpoint 3</text:span></text:p>
          </draw:text-box>
        </draw:frame>
        <draw:path draw:style-name="gr165" draw:text-style-name="P13" draw:layer="layout" svg:width="13.053cm" svg:height="2.61cm" svg:x="52.757cm" svg:y="25.241cm" svg:viewBox="0 0 13054 2611" svg:d="M0 2259v-1906c0-24 3-47 7-69 5-23 11-45 20-66 9-22 20-42 33-61 13-20 27-38 44-54 16-16 34-31 53-44s40-24 61-32c22-9 44-16 66-20 23-5 46-7 69-7h12348c24 0 47 2 69 7 23 4 45 11 66 20 22 8 42 19 61 32 20 13 37 28 54 44 16 16 31 34 44 54 13 19 23 39 32 61 9 21 16 43 20 66 5 22 7 45 7 69v1906c0 23-2 46-7 68-4 23-11 45-20 67-9 21-19 41-32 61-13 19-28 37-44 53-17 16-34 31-54 44-19 13-39 24-61 32-21 9-43 16-66 21-22 4-45 6-69 6h-12348c-23 0-46-2-69-6-22-5-44-12-66-21-21-8-42-19-61-32s-37-28-53-44c-17-16-31-34-44-53-13-20-24-40-33-61-9-22-15-44-20-67-4-22-7-45-7-68z">
          <text:p/>
        </draw:path>
        <draw:path draw:style-name="gr3" draw:text-style-name="P3" draw:layer="layout" svg:width="13.053cm" svg:height="2.61cm" svg:x="52.757cm" svg:y="25.241cm" svg:viewBox="0 0 13054 2611" svg:d="M0 2276v-1941c0-22 3-44 7-65 4-22 11-43 19-63 8-21 19-40 31-58 12-19 26-36 42-51 15-16 32-30 50-42 19-12 38-22 58-31 21-8 42-15 63-19 22-4 44-6 66-6h12383c22 0 44 2 65 6 22 4 43 11 63 19 21 9 40 19 58 31 19 12 35 26 51 42 16 15 29 32 42 51 12 18 22 37 31 58 8 20 14 41 19 63 4 21 6 43 6 65v1941c0 22-2 44-6 66-5 21-11 42-19 62-9 21-19 40-31 58-13 19-26 36-42 51-16 16-32 30-51 42-18 12-37 22-58 31-20 8-41 15-63 19-21 4-43 6-65 6h-12383c-22 0-44-2-66-6-21-4-42-11-63-19-20-9-39-19-58-31-18-12-35-26-50-42-16-15-30-32-42-51-12-18-23-37-31-58-8-20-15-41-19-62-4-22-7-44-7-66z">
          <text:p/>
        </draw:path>
        <draw:frame draw:style-name="gr170" draw:text-style-name="P7" draw:layer="layout" svg:width="0.637cm" svg:height="0.742cm" svg:x="64.982cm" svg:y="23.878cm">
          <draw:text-box>
            <text:p text:style-name="P4"><text:span text:style-name="T3">…</text:span></text:p>
          </draw:text-box>
        </draw:frame>
        <draw:path draw:style-name="gr167" draw:text-style-name="P14" draw:layer="layout" svg:width="3.633cm" svg:height="1.094cm" svg:x="53.181cm" svg:y="26.44cm" svg:viewBox="0 0 3634 1095" svg:d="M0 918v-741c0-12 1-23 3-35 2-11 6-22 10-33 5-11 10-21 16-30 7-10 14-19 22-27 9-8 18-16 27-22 10-7 20-12 31-16 10-5 21-8 33-10 11-3 23-4 34-4h3282c12 0 23 1 34 4 12 2 23 5 33 10 11 4 21 9 31 16 10 6 19 14 27 22s15 17 22 27c6 9 12 19 16 30s8 22 10 33c2 12 3 23 3 35v741c0 12-1 23-3 35-2 11-6 22-10 33s-10 21-16 30c-7 10-14 19-22 27s-17 16-27 22c-10 7-20 12-31 16-10 5-21 8-33 10-11 3-22 4-34 4h-3282c-11 0-23-1-34-4-12-2-23-5-33-10-11-4-21-9-31-16-9-6-18-14-27-22-8-8-15-17-22-27-6-9-11-19-16-30-4-11-8-22-10-33-2-12-3-23-3-35z">
          <text:p/>
        </draw:path>
        <draw:path draw:style-name="gr3" draw:text-style-name="P3" draw:layer="layout" svg:width="3.633cm" svg:height="1.094cm" svg:x="53.181cm" svg:y="26.44cm" svg:viewBox="0 0 3634 1095" svg:d="M0 936v-777c0-10 1-21 3-31s5-20 9-30c4-9 9-19 15-27 5-9 12-17 19-24 8-8 16-14 24-20 9-6 18-11 28-15 9-4 19-7 30-9 10-2 20-3 31-3h3317c10 0 20 1 31 3 10 2 20 5 29 9 10 4 19 9 28 15 8 6 16 12 24 20 7 7 14 15 20 24 5 8 10 18 14 27 4 10 7 20 9 30s3 21 3 31v777c0 10-1 21-3 31s-5 20-9 30c-4 9-9 19-14 27-6 9-13 17-20 24-8 8-16 14-24 20-9 6-18 11-28 15-9 4-19 7-29 9-11 2-21 3-31 3h-3317c-11 0-21-1-31-3-11-2-21-5-30-9-10-4-19-9-28-15-8-6-16-12-24-20-7-7-14-15-19-24-6-8-11-18-15-27-4-10-7-20-9-30s-3-21-3-31z">
          <text:p/>
        </draw:path>
        <draw:frame draw:style-name="gr168" draw:text-style-name="P7" draw:layer="layout" svg:width="2.127cm" svg:height="0.742cm" svg:x="63.535cm" svg:y="25.325cm">
          <draw:text-box>
            <text:p text:style-name="P4"><text:span text:style-name="T3">Entity 2</text:span></text:p>
          </draw:text-box>
        </draw:frame>
        <draw:path draw:style-name="gr167" draw:text-style-name="P14" draw:layer="layout" svg:width="3.633cm" svg:height="1.094cm" svg:x="57.132cm" svg:y="26.44cm" svg:viewBox="0 0 3634 1095" svg:d="M0 918v-741c0-12 1-23 3-35 3-11 6-22 10-33 5-11 10-21 17-30 6-10 13-19 22-27 8-8 17-16 26-22 10-7 20-12 31-16 10-5 21-8 33-10 11-3 23-4 34-4h3282c12 0 23 1 34 4 12 2 23 5 34 10 10 4 20 9 30 16 10 6 19 14 27 22s15 17 22 27c6 9 12 19 16 30s8 22 10 33c2 12 3 23 3 35v741c0 12-1 23-3 35-2 11-6 22-10 33s-10 21-16 30c-7 10-14 19-22 27s-17 16-27 22c-10 7-20 12-30 16-11 5-22 8-34 10-11 3-22 4-34 4h-3282c-11 0-23-1-34-4-12-2-23-5-33-10-11-4-21-9-31-16-9-6-18-14-26-22-9-8-16-17-22-27-7-9-12-19-17-30-4-11-7-22-10-33-2-12-3-23-3-35z">
          <text:p/>
        </draw:path>
        <draw:path draw:style-name="gr3" draw:text-style-name="P3" draw:layer="layout" svg:width="3.633cm" svg:height="1.094cm" svg:x="57.132cm" svg:y="26.44cm" svg:viewBox="0 0 3634 1095" svg:d="M0 936v-777c0-10 1-21 3-31s5-20 9-30c4-9 9-19 15-27 5-9 12-17 19-24 8-8 16-14 24-20 9-6 18-11 28-15 9-4 19-7 30-9 10-2 20-3 31-3h3317c10 0 20 1 31 3 10 2 20 5 29 9 10 4 19 9 28 15s17 12 24 20c7 7 14 15 20 24 6 8 10 18 14 27 4 10 7 20 9 30s3 21 3 31v777c0 10-1 21-3 31s-5 20-9 30c-4 9-8 19-14 27-6 9-13 17-20 24-7 8-15 14-24 20s-18 11-28 15c-9 4-19 7-29 9-11 2-21 3-31 3h-3317c-11 0-21-1-31-3-11-2-21-5-30-9-10-4-19-9-28-15-8-6-16-12-24-20-7-7-14-15-19-24-6-8-11-18-15-27-4-10-7-20-9-30s-3-21-3-31z">
          <text:p/>
        </draw:path>
        <draw:frame draw:style-name="gr169" draw:text-style-name="P10" draw:layer="layout" svg:width="2.737cm" svg:height="0.658cm" svg:x="53.481cm" svg:y="26.662cm">
          <draw:text-box>
            <text:p text:style-name="P4"><text:span text:style-name="T8">Endpoint 1</text:span></text:p>
          </draw:text-box>
        </draw:frame>
        <draw:path draw:style-name="gr167" draw:text-style-name="P14" draw:layer="layout" svg:width="3.634cm" svg:height="1.094cm" svg:x="61.083cm" svg:y="26.44cm" svg:viewBox="0 0 3635 1095" svg:d="M0 918v-741c0-12 1-23 3-35 3-11 6-22 10-33 5-11 10-21 17-30 6-10 13-19 22-27 8-8 17-16 26-22 10-7 20-12 31-16 11-5 22-8 33-10 11-3 23-4 34-4h3282c12 0 23 1 35 4 11 2 22 5 33 10 10 4 21 9 30 16 10 6 19 14 27 22s15 17 22 27c6 9 12 19 16 30 5 11 8 22 10 33 2 12 4 23 4 35v741c0 12-2 23-4 35-2 11-5 22-10 33-4 11-10 21-16 30-7 10-14 19-22 27s-17 16-27 22c-9 7-20 12-30 16-11 5-22 8-33 10-12 3-23 4-35 4h-3282c-11 0-23-1-34-4-11-2-22-5-33-10-11-4-21-9-31-16-9-6-18-14-26-22-9-8-16-17-22-27-7-9-12-19-17-30-4-11-7-22-10-33-2-12-3-23-3-35z">
          <text:p/>
        </draw:path>
        <draw:path draw:style-name="gr3" draw:text-style-name="P3" draw:layer="layout" svg:width="3.634cm" svg:height="1.094cm" svg:x="61.083cm" svg:y="26.44cm" svg:viewBox="0 0 3635 1095" svg:d="M0 936v-777c0-10 1-21 3-31s5-20 9-30c4-9 9-19 15-27 6-9 12-17 19-24 8-8 16-14 25-20 8-6 17-11 27-15s20-7 30-9 20-3 31-3h3317c10 0 21 1 31 3s20 5 30 9c9 4 18 9 27 15s17 12 24 20c7 7 14 15 20 24 6 8 11 18 14 27 4 10 7 20 10 30 2 10 3 21 3 31v777c0 10-1 21-3 31-3 10-6 20-10 30-3 9-8 19-14 27-6 9-13 17-20 24-7 8-15 14-24 20s-18 11-27 15c-10 4-20 7-30 9s-21 3-31 3h-3317c-11 0-21-1-31-3s-20-5-30-9-19-9-27-15c-9-6-17-12-25-20-7-7-13-15-19-24-6-8-11-18-15-27-4-10-7-20-9-30s-3-21-3-31z">
          <text:p/>
        </draw:path>
        <draw:frame draw:style-name="gr169" draw:text-style-name="P10" draw:layer="layout" svg:width="2.737cm" svg:height="0.658cm" svg:x="57.432cm" svg:y="26.662cm">
          <draw:text-box>
            <text:p text:style-name="P4"><text:span text:style-name="T8">Endpoint 2</text:span></text:p>
          </draw:text-box>
        </draw:frame>
        <draw:frame draw:style-name="gr169" draw:text-style-name="P10" draw:layer="layout" svg:width="2.737cm" svg:height="0.658cm" svg:x="61.383cm" svg:y="26.662cm">
          <draw:text-box>
            <text:p text:style-name="P4"><text:span text:style-name="T8">Endpoint 3</text:span></text:p>
          </draw:text-box>
        </draw:frame>
        <draw:frame draw:style-name="gr170" draw:text-style-name="P7" draw:layer="layout" svg:width="0.637cm" svg:height="0.742cm" svg:x="64.982cm" svg:y="26.806cm">
          <draw:text-box>
            <text:p text:style-name="P4"><text:span text:style-name="T3">…</text:span></text:p>
          </draw:text-box>
        </draw:frame>
        <draw:path draw:style-name="gr165" draw:text-style-name="P13" draw:layer="layout" svg:width="13.053cm" svg:height="2.61cm" svg:x="52.757cm" svg:y="30.215cm" svg:viewBox="0 0 13054 2611" svg:d="M0 2258v-1905c0-23 3-46 7-69 5-23 11-45 20-66 9-22 20-42 33-61 13-20 27-37 44-54 16-16 34-31 53-44 19-12 40-23 61-32 22-9 44-16 66-20 23-5 46-7 69-7h12348c24 0 47 2 69 7 23 4 45 11 66 20 22 9 42 20 61 32 20 13 37 28 54 44 16 17 31 34 44 54 13 19 23 39 32 61 9 21 16 43 20 66 5 23 7 46 7 69v1905c0 23-2 46-7 69-4 22-11 44-20 66s-19 42-32 62c-13 19-28 37-44 53-17 17-34 31-54 44-19 13-39 24-61 33-21 8-43 15-66 20-22 4-45 6-69 6h-12348c-23 0-46-2-69-6-22-5-44-12-66-20-21-9-42-20-61-33s-37-27-53-44c-17-16-31-34-44-53-13-20-24-40-33-62s-15-44-20-66c-4-23-7-46-7-69z">
          <text:p/>
        </draw:path>
        <draw:path draw:style-name="gr3" draw:text-style-name="P3" draw:layer="layout" svg:width="13.053cm" svg:height="2.61cm" svg:x="52.757cm" svg:y="30.215cm" svg:viewBox="0 0 13054 2611" svg:d="M0 2275v-1940c0-22 3-44 7-65 4-22 11-43 19-63 8-21 19-40 31-58s26-35 42-51c15-15 32-29 50-42 19-12 38-22 58-31 21-8 42-14 63-19 22-4 44-6 66-6h12383c22 0 44 2 65 6 22 5 43 11 63 19 21 9 40 19 58 31 19 13 35 27 51 42 16 16 29 33 42 51 12 18 22 37 31 58 8 20 14 41 19 63 4 21 6 43 6 65v1940c0 22-2 44-6 66-5 21-11 42-19 63-9 21-19 40-31 59-13 18-26 35-42 50-16 16-32 30-51 42-18 12-37 23-58 31-20 8-41 15-63 19-21 4-43 6-65 6h-12383c-22 0-44-2-66-6-21-4-42-11-63-19-20-8-39-19-58-31-18-12-35-26-50-42-16-15-30-32-42-50-12-19-23-38-31-59s-15-42-19-63c-4-22-7-44-7-66z">
          <text:p/>
        </draw:path>
        <draw:frame draw:style-name="gr171" draw:text-style-name="P10" draw:layer="layout" svg:width="0.565cm" svg:height="0.658cm" svg:x="59.02cm" svg:y="27.685cm">
          <draw:text-box>
            <text:p text:style-name="P4"><text:span text:style-name="T8">…</text:span></text:p>
          </draw:text-box>
        </draw:frame>
        <draw:path draw:style-name="gr167" draw:text-style-name="P14" draw:layer="layout" svg:width="3.633cm" svg:height="1.094cm" svg:x="53.181cm" svg:y="31.414cm" svg:viewBox="0 0 3634 1095" svg:d="M0 919v-742c0-12 1-23 3-35 2-11 6-22 10-33 5-10 10-21 16-30 7-10 14-19 22-27 9-8 18-15 27-22 10-6 20-12 31-16 10-5 21-8 33-10 11-3 23-4 34-4h3282c12 0 23 1 34 4 12 2 23 5 33 10 11 4 21 10 31 16 10 7 19 14 27 22s15 17 22 27c6 9 12 20 16 30 4 11 8 22 10 33 2 12 3 23 3 35v742c0 11-1 23-3 34s-6 22-10 33-10 21-16 31c-7 9-14 18-22 26s-17 16-27 22c-10 7-20 12-31 17-10 4-21 7-33 10-11 2-22 3-34 3h-3282c-11 0-23-1-34-3-12-3-23-6-33-10-11-5-21-10-31-17-9-6-18-14-27-22-8-8-15-17-22-26-6-10-11-20-16-31-4-11-8-22-10-33s-3-23-3-34z">
          <text:p/>
        </draw:path>
        <draw:path draw:style-name="gr3" draw:text-style-name="P3" draw:layer="layout" svg:width="3.633cm" svg:height="1.094cm" svg:x="53.181cm" svg:y="31.414cm" svg:viewBox="0 0 3634 1095" svg:d="M0 936v-777c0-10 1-21 3-31s5-20 9-30c4-9 9-18 15-27 5-9 12-17 19-24 8-8 16-14 24-20 9-6 18-11 28-15 9-4 19-7 30-9 10-2 20-3 31-3h3317c10 0 20 1 31 3 10 2 20 5 29 9 10 4 19 9 28 15 8 6 16 12 24 20 7 7 14 15 20 24 5 9 10 18 14 27 4 10 7 20 9 30s3 21 3 31v777c0 11-1 21-3 31s-5 20-9 30-9 19-14 27c-6 9-13 17-20 24-8 8-16 14-24 20-9 6-18 11-28 15-9 4-19 7-29 9-11 2-21 3-31 3h-3317c-11 0-21-1-31-3-11-2-21-5-30-9-10-4-19-9-28-15-8-6-16-12-24-20-7-7-14-15-19-24-6-8-11-17-15-27s-7-20-9-30-3-20-3-31z">
          <text:p/>
        </draw:path>
        <draw:frame draw:style-name="gr168" draw:text-style-name="P7" draw:layer="layout" svg:width="2.127cm" svg:height="0.742cm" svg:x="63.535cm" svg:y="30.299cm">
          <draw:text-box>
            <text:p text:style-name="P4"><text:span text:style-name="T3">Entity 1</text:span></text:p>
          </draw:text-box>
        </draw:frame>
        <draw:path draw:style-name="gr167" draw:text-style-name="P14" draw:layer="layout" svg:width="3.633cm" svg:height="1.094cm" svg:x="57.132cm" svg:y="31.414cm" svg:viewBox="0 0 3634 1095" svg:d="M0 919v-742c0-12 1-23 3-35 3-11 6-22 10-33 5-10 10-21 17-30 6-10 13-19 22-27 8-8 17-15 26-22 10-6 20-12 31-16 10-5 21-8 33-10 11-3 23-4 34-4h3282c12 0 23 1 34 4 12 2 23 5 34 10 10 4 20 10 30 16 10 7 19 14 27 22s15 17 22 27c6 9 12 20 16 30 4 11 8 22 10 33 2 12 3 23 3 35v742c0 11-1 23-3 34s-6 22-10 33-10 21-16 31c-7 9-14 18-22 26s-17 16-27 22c-10 7-20 12-30 17-11 4-22 7-34 10-11 2-22 3-34 3h-3282c-11 0-23-1-34-3-12-3-23-6-33-10-11-5-21-10-31-17-9-6-18-14-26-22-9-8-16-17-22-26-7-10-12-20-17-31-4-11-7-22-10-33-2-11-3-23-3-34z">
          <text:p/>
        </draw:path>
        <draw:path draw:style-name="gr3" draw:text-style-name="P3" draw:layer="layout" svg:width="3.633cm" svg:height="1.094cm" svg:x="57.132cm" svg:y="31.414cm" svg:viewBox="0 0 3634 1095" svg:d="M0 936v-777c0-10 1-21 3-31s5-20 9-30c4-9 9-18 15-27 5-9 12-17 19-24 8-8 16-14 24-20 9-6 18-11 28-15 9-4 19-7 30-9 10-2 20-3 31-3h3317c10 0 20 1 31 3 10 2 20 5 29 9 10 4 19 9 28 15s17 12 24 20c7 7 14 15 20 24s10 18 14 27c4 10 7 20 9 30s3 21 3 31v777c0 11-1 21-3 31s-5 20-9 30-8 19-14 27c-6 9-13 17-20 24-7 8-15 14-24 20s-18 11-28 15c-9 4-19 7-29 9-11 2-21 3-31 3h-3317c-11 0-21-1-31-3-11-2-21-5-30-9-10-4-19-9-28-15-8-6-16-12-24-20-7-7-14-15-19-24-6-8-11-17-15-27s-7-20-9-30-3-20-3-31z">
          <text:p/>
        </draw:path>
        <draw:frame draw:style-name="gr169" draw:text-style-name="P10" draw:layer="layout" svg:width="2.737cm" svg:height="0.658cm" svg:x="53.481cm" svg:y="31.636cm">
          <draw:text-box>
            <text:p text:style-name="P4"><text:span text:style-name="T8">Endpoint 1</text:span></text:p>
          </draw:text-box>
        </draw:frame>
        <draw:path draw:style-name="gr167" draw:text-style-name="P14" draw:layer="layout" svg:width="3.634cm" svg:height="1.094cm" svg:x="61.083cm" svg:y="31.414cm" svg:viewBox="0 0 3635 1095" svg:d="M0 919v-742c0-12 1-23 3-35 3-11 6-22 10-33 5-10 10-21 17-30 6-10 13-19 22-27 8-8 17-15 26-22 10-6 20-12 31-16 11-5 22-8 33-10 11-3 23-4 34-4h3282c12 0 23 1 35 4 11 2 22 5 33 10 10 4 21 10 30 16 10 7 19 14 27 22s15 17 22 27c6 9 12 20 16 30 5 11 8 22 10 33 2 12 4 23 4 35v742c0 11-2 23-4 34s-5 22-10 33c-4 11-10 21-16 31-7 9-14 18-22 26s-17 16-27 22c-9 7-20 12-30 17-11 4-22 7-33 10-12 2-23 3-35 3h-3282c-11 0-23-1-34-3-11-3-22-6-33-10-11-5-21-10-31-17-9-6-18-14-26-22-9-8-16-17-22-26-7-10-12-20-17-31-4-11-7-22-10-33-2-11-3-23-3-34z">
          <text:p/>
        </draw:path>
        <draw:path draw:style-name="gr3" draw:text-style-name="P3" draw:layer="layout" svg:width="3.634cm" svg:height="1.094cm" svg:x="61.083cm" svg:y="31.414cm" svg:viewBox="0 0 3635 1095" svg:d="M0 936v-777c0-10 1-21 3-31s5-20 9-30c4-9 9-18 15-27s12-17 19-24c8-8 16-14 25-20 8-6 17-11 27-15s20-7 30-9 20-3 31-3h3317c10 0 21 1 31 3s20 5 30 9c9 4 18 9 27 15s17 12 24 20c7 7 14 15 20 24s11 18 14 27c4 10 7 20 10 30 2 10 3 21 3 31v777c0 11-1 21-3 31-3 10-6 20-10 30-3 10-8 19-14 27-6 9-13 17-20 24-7 8-15 14-24 20s-18 11-27 15c-10 4-20 7-30 9s-21 3-31 3h-3317c-11 0-21-1-31-3s-20-5-30-9-19-9-27-15c-9-6-17-12-25-20-7-7-13-15-19-24-6-8-11-17-15-27s-7-20-9-30-3-20-3-31z">
          <text:p/>
        </draw:path>
        <draw:frame draw:style-name="gr169" draw:text-style-name="P10" draw:layer="layout" svg:width="2.737cm" svg:height="0.658cm" svg:x="57.432cm" svg:y="31.636cm">
          <draw:text-box>
            <text:p text:style-name="P4"><text:span text:style-name="T8">Endpoint 2</text:span></text:p>
          </draw:text-box>
        </draw:frame>
        <draw:frame draw:style-name="gr169" draw:text-style-name="P10" draw:layer="layout" svg:width="2.737cm" svg:height="0.658cm" svg:x="61.383cm" svg:y="31.636cm">
          <draw:text-box>
            <text:p text:style-name="P4"><text:span text:style-name="T8">Endpoint 3</text:span></text:p>
          </draw:text-box>
        </draw:frame>
        <draw:path draw:style-name="gr165" draw:text-style-name="P13" draw:layer="layout" svg:width="13.053cm" svg:height="2.611cm" svg:x="52.757cm" svg:y="33.143cm" svg:viewBox="0 0 13054 2612" svg:d="M0 2259v-1906c0-23 3-46 7-69 5-23 11-45 20-66 9-22 20-42 33-61 13-20 27-37 44-54 16-16 34-31 53-44 19-12 40-23 61-32 22-9 44-16 66-20 23-5 46-7 69-7h12348c24 0 47 2 69 7 23 4 45 11 66 20 22 9 42 20 61 32 20 13 37 28 54 44 16 17 31 34 44 54 13 19 23 39 32 61 9 21 16 43 20 66 5 23 7 46 7 69v1906c0 23-2 46-7 69-4 22-11 44-20 66-9 21-19 41-32 61-13 19-28 37-44 53-17 17-34 31-54 44-19 13-39 24-61 33-21 9-43 15-66 20-22 4-45 7-69 7h-12348c-23 0-46-3-69-7-22-5-44-11-66-20-21-9-42-20-61-33s-37-27-53-44c-17-16-31-34-44-53-13-20-24-40-33-61-9-22-15-44-20-66-4-23-7-46-7-69z">
          <text:p/>
        </draw:path>
        <draw:path draw:style-name="gr3" draw:text-style-name="P3" draw:layer="layout" svg:width="13.053cm" svg:height="2.611cm" svg:x="52.757cm" svg:y="33.143cm" svg:viewBox="0 0 13054 2612" svg:d="M0 2276v-1941c0-22 3-44 7-65 4-22 11-43 19-63s19-40 31-58 26-35 42-51c15-15 32-29 50-42 19-12 38-22 58-31 21-8 42-14 63-19 22-4 44-6 66-6h12383c22 0 44 2 65 6 22 5 43 11 63 19 21 9 40 19 58 31 19 13 35 27 51 42 16 16 29 33 42 51 12 18 22 38 31 58 8 20 14 41 19 63 4 21 6 43 6 65v1941c0 22-2 44-6 66-5 21-11 42-19 63-9 20-19 39-31 58-13 18-26 35-42 50-16 16-32 30-51 42-18 12-37 23-58 31-20 8-41 15-63 19-21 4-43 7-65 7h-12383c-22 0-44-3-66-7-21-4-42-11-63-19-20-8-39-19-58-31-18-12-35-26-50-42-16-15-30-32-42-50-12-19-23-38-31-58-8-21-15-42-19-63-4-22-7-44-7-66z">
          <text:p/>
        </draw:path>
        <draw:frame draw:style-name="gr170" draw:text-style-name="P7" draw:layer="layout" svg:width="0.637cm" svg:height="0.742cm" svg:x="64.982cm" svg:y="31.78cm">
          <draw:text-box>
            <text:p text:style-name="P4"><text:span text:style-name="T3">…</text:span></text:p>
          </draw:text-box>
        </draw:frame>
        <draw:path draw:style-name="gr167" draw:text-style-name="P14" draw:layer="layout" svg:width="3.633cm" svg:height="1.094cm" svg:x="53.181cm" svg:y="34.342cm" svg:viewBox="0 0 3634 1095" svg:d="M0 919v-741c0-12 1-23 3-35 2-11 6-22 10-33 5-10 10-21 16-31 7-10 14-19 22-27 9-8 18-15 27-22 10-6 20-12 31-16 10-5 21-8 33-10 11-2 23-4 34-4h3282c12 0 23 2 34 4 12 2 23 5 33 10 11 4 21 10 31 16 10 7 19 14 27 22s15 17 22 27c6 10 12 21 16 31 4 11 8 22 10 33 2 12 3 23 3 35v741c0 11-1 23-3 34s-6 22-10 33-10 21-16 31c-7 9-14 18-22 26-8 9-17 16-27 22-10 7-20 12-31 17-10 4-21 7-33 10-11 2-22 3-34 3h-3282c-11 0-23-1-34-3-12-3-23-6-33-10-11-5-21-10-31-17-9-6-18-13-27-22-8-8-15-17-22-26-6-10-11-20-16-31-4-11-8-22-10-33s-3-23-3-34z">
          <text:p/>
        </draw:path>
        <draw:path draw:style-name="gr3" draw:text-style-name="P3" draw:layer="layout" svg:width="3.633cm" svg:height="1.094cm" svg:x="53.181cm" svg:y="34.342cm" svg:viewBox="0 0 3634 1095" svg:d="M0 936v-776c0-10 1-21 3-31s5-20 9-30c4-9 9-19 15-28 5-9 12-17 19-24 8-7 16-14 24-20 9-6 18-11 28-14 9-4 19-7 30-10 10-2 20-3 31-3h3317c10 0 20 1 31 3 10 3 20 6 29 10 10 3 19 8 28 14 8 6 16 13 24 20 7 7 14 15 20 24 5 9 10 19 14 28 4 10 7 20 9 30s3 21 3 31v776c0 11-1 21-3 31s-5 20-9 30-9 19-14 27c-6 9-13 17-20 25-8 7-16 13-24 19-9 6-18 11-28 15-9 4-19 7-29 9-11 2-21 3-31 3h-3317c-11 0-21-1-31-3-11-2-21-5-30-9-10-4-19-9-28-15-8-6-16-12-24-19-7-8-14-16-19-25-6-8-11-17-15-27s-7-20-9-30-3-20-3-31z">
          <text:p/>
        </draw:path>
        <draw:frame draw:style-name="gr168" draw:text-style-name="P7" draw:layer="layout" svg:width="2.127cm" svg:height="0.742cm" svg:x="63.535cm" svg:y="33.227cm">
          <draw:text-box>
            <text:p text:style-name="P4"><text:span text:style-name="T3">Entity 2</text:span></text:p>
          </draw:text-box>
        </draw:frame>
        <draw:path draw:style-name="gr167" draw:text-style-name="P14" draw:layer="layout" svg:width="3.633cm" svg:height="1.094cm" svg:x="57.132cm" svg:y="34.342cm" svg:viewBox="0 0 3634 1095" svg:d="M0 919v-741c0-12 1-23 3-35 3-11 6-22 10-33 5-10 10-21 17-31 6-10 13-19 22-27 8-8 17-15 26-22 10-6 20-12 31-16 10-5 21-8 33-10 11-2 23-4 34-4h3282c12 0 23 2 34 4 12 2 23 5 34 10 10 4 20 10 30 16 10 7 19 14 27 22s15 17 22 27c6 10 12 21 16 31 4 11 8 22 10 33 2 12 3 23 3 35v741c0 11-1 23-3 34s-6 22-10 33-10 21-16 31c-7 9-14 18-22 26-8 9-17 16-27 22-10 7-20 12-30 17-11 4-22 7-34 10-11 2-22 3-34 3h-3282c-11 0-23-1-34-3-12-3-23-6-33-10-11-5-21-10-31-17-9-6-18-13-26-22-9-8-16-17-22-26-7-10-12-20-17-31-4-11-7-22-10-33-2-11-3-23-3-34z">
          <text:p/>
        </draw:path>
        <draw:path draw:style-name="gr3" draw:text-style-name="P3" draw:layer="layout" svg:width="3.633cm" svg:height="1.094cm" svg:x="57.132cm" svg:y="34.342cm" svg:viewBox="0 0 3634 1095" svg:d="M0 936v-776c0-10 1-21 3-31s5-20 9-30c4-9 9-19 15-28 5-9 12-17 19-24 8-7 16-14 24-20 9-6 18-11 28-14 9-4 19-7 30-10 10-2 20-3 31-3h3317c10 0 20 1 31 3 10 3 20 6 29 10 10 3 19 8 28 14s17 13 24 20 14 15 20 24 10 19 14 28c4 10 7 20 9 30s3 21 3 31v776c0 11-1 21-3 31s-5 20-9 30-8 19-14 27c-6 9-13 17-20 25-7 7-15 13-24 19s-18 11-28 15c-9 4-19 7-29 9-11 2-21 3-31 3h-3317c-11 0-21-1-31-3-11-2-21-5-30-9-10-4-19-9-28-15-8-6-16-12-24-19-7-8-14-16-19-25-6-8-11-17-15-27s-7-20-9-30-3-20-3-31z">
          <text:p/>
        </draw:path>
        <draw:frame draw:style-name="gr169" draw:text-style-name="P10" draw:layer="layout" svg:width="2.737cm" svg:height="0.658cm" svg:x="53.481cm" svg:y="34.564cm">
          <draw:text-box>
            <text:p text:style-name="P4"><text:span text:style-name="T8">Endpoint 1</text:span></text:p>
          </draw:text-box>
        </draw:frame>
        <draw:path draw:style-name="gr167" draw:text-style-name="P14" draw:layer="layout" svg:width="3.634cm" svg:height="1.094cm" svg:x="61.083cm" svg:y="34.342cm" svg:viewBox="0 0 3635 1095" svg:d="M0 919v-741c0-12 1-23 3-35 3-11 6-22 10-33 5-10 10-21 17-31 6-10 13-19 22-27 8-8 17-15 26-22 10-6 20-12 31-16 11-5 22-8 33-10s23-4 34-4h3282c12 0 23 2 35 4 11 2 22 5 33 10 10 4 21 10 30 16 10 7 19 14 27 22s15 17 22 27c6 10 12 21 16 31 5 11 8 22 10 33 2 12 4 23 4 35v741c0 11-2 23-4 34s-5 22-10 33c-4 11-10 21-16 31-7 9-14 18-22 26-8 9-17 16-27 22-9 7-20 12-30 17-11 4-22 7-33 10-12 2-23 3-35 3h-3282c-11 0-23-1-34-3-11-3-22-6-33-10-11-5-21-10-31-17-9-6-18-13-26-22-9-8-16-17-22-26-7-10-12-20-17-31-4-11-7-22-10-33-2-11-3-23-3-34z">
          <text:p/>
        </draw:path>
        <draw:path draw:style-name="gr3" draw:text-style-name="P3" draw:layer="layout" svg:width="3.634cm" svg:height="1.094cm" svg:x="61.083cm" svg:y="34.342cm" svg:viewBox="0 0 3635 1095" svg:d="M0 936v-776c0-10 1-21 3-31s5-20 9-30c4-9 9-19 15-28s12-17 19-24c8-7 16-14 25-20 8-6 17-11 27-14 10-4 20-7 30-10 10-2 20-3 31-3h3317c10 0 21 1 31 3 10 3 20 6 30 10 9 3 18 8 27 14s17 13 24 20 14 15 20 24 11 19 14 28c4 10 7 20 10 30 2 10 3 21 3 31v776c0 11-1 21-3 31-3 10-6 20-10 30-3 10-8 19-14 27-6 9-13 17-20 25-7 7-15 13-24 19s-18 11-27 15c-10 4-20 7-30 9s-21 3-31 3h-3317c-11 0-21-1-31-3s-20-5-30-9-19-9-27-15c-9-6-17-12-25-19-7-8-13-16-19-25-6-8-11-17-15-27s-7-20-9-30-3-20-3-31z">
          <text:p/>
        </draw:path>
        <draw:frame draw:style-name="gr169" draw:text-style-name="P10" draw:layer="layout" svg:width="2.737cm" svg:height="0.658cm" svg:x="57.432cm" svg:y="34.564cm">
          <draw:text-box>
            <text:p text:style-name="P4"><text:span text:style-name="T8">Endpoint 2</text:span></text:p>
          </draw:text-box>
        </draw:frame>
        <draw:frame draw:style-name="gr169" draw:text-style-name="P10" draw:layer="layout" svg:width="2.737cm" svg:height="0.658cm" svg:x="61.383cm" svg:y="34.564cm">
          <draw:text-box>
            <text:p text:style-name="P4"><text:span text:style-name="T8">Endpoint 3</text:span></text:p>
          </draw:text-box>
        </draw:frame>
        <draw:frame draw:style-name="gr170" draw:text-style-name="P7" draw:layer="layout" svg:width="0.637cm" svg:height="0.742cm" svg:x="64.982cm" svg:y="34.709cm">
          <draw:text-box>
            <text:p text:style-name="P4"><text:span text:style-name="T3">…</text:span></text:p>
          </draw:text-box>
        </draw:frame>
        <draw:frame draw:style-name="gr171" draw:text-style-name="P10" draw:layer="layout" svg:width="0.565cm" svg:height="0.658cm" svg:x="59.02cm" svg:y="35.587cm">
          <draw:text-box>
            <text:p text:style-name="P4"><text:span text:style-name="T8">…</text:span></text:p>
          </draw:text-box>
        </draw:frame>
        <draw:frame draw:style-name="gr171" draw:text-style-name="P10" draw:layer="layout" svg:width="0.565cm" svg:height="0.658cm" svg:x="59.02cm" svg:y="36.398cm">
          <draw:text-box>
            <text:p text:style-name="P4"><text:span text:style-name="T8">…</text:span></text:p>
          </draw:text-box>
        </draw:frame>
        <draw:frame draw:style-name="gr172" draw:text-style-name="P10" draw:layer="layout" svg:width="6.217cm" svg:height="0.658cm" svg:x="14.126cm" svg:y="30.816cm">
          <draw:text-box>
            <text:p text:style-name="P4"><text:span text:style-name="T5">func </text:span><text:span text:style-name="T6"><text:a xlink:href="https://developer.apple.com/documentation/coremidi/3566494-midisendeventlist" xlink:type="simple">MIDISendEventList</text:a></text:span><text:span text:style-name="T7"><text:s/></text:span></text:p>
          </draw:text-box>
        </draw:frame>
        <draw:frame draw:style-name="gr173" draw:text-style-name="P9" draw:layer="layout" svg:width="6.75cm" svg:height="0.492cm" svg:x="14.126cm" svg:y="31.444cm">
          <draw:text-box>
            <text:p text:style-name="P4"><text:span text:style-name="T4">Sends MIDI events to a destination.</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HelveticaNeue1" svg:font-family="HelveticaNeue"/>
    <style:font-face style:name="HelveticaNeue" svg:font-family="HelveticaNeue" style:font-pitch="variable"/>
    <style:font-face style:name="Liberation Serif"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67.733cm" fo:page-height="38.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0-12-18T13:45:02.698163198</dc:date>
    <meta:editing-duration>PT36M27S</meta:editing-duration>
    <meta:editing-cycles>13</meta:editing-cycles>
    <meta:generator>LibreOffice/7.0.4.2$MacOSX_X86_64 LibreOffice_project/dcf040e67528d9187c66b2379df5ea4407429775</meta:generator>
    <meta:document-statistic meta:object-count="244"/>
  </office:meta>
</office:document-meta>
</file>